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officeooo:rsid="0010cbda" officeooo:paragraph-rsid="00e35be5"/>
    </style:style>
    <style:style style:name="P13" style:family="paragraph" style:parent-style-name="Standard">
      <style:text-properties fo:font-style="normal" officeooo:rsid="001bc931" officeooo:paragraph-rsid="001b905c" style:font-style-asian="normal" style:font-style-complex="normal"/>
    </style:style>
    <style:style style:name="P14" style:family="paragraph" style:parent-style-name="Standard">
      <style:text-properties fo:font-style="normal" officeooo:rsid="001f919e" officeooo:paragraph-rsid="001e48a2" style:font-style-asian="normal" style:font-style-complex="normal"/>
    </style:style>
    <style:style style:name="P15" style:family="paragraph" style:parent-style-name="Standard">
      <style:text-properties fo:font-style="normal" officeooo:rsid="0023f3a7" officeooo:paragraph-rsid="0023f3a7" style:font-style-asian="normal" style:font-style-complex="normal"/>
    </style:style>
    <style:style style:name="P16" style:family="paragraph" style:parent-style-name="Standard">
      <style:text-properties fo:font-style="normal" officeooo:rsid="015f7251" officeooo:paragraph-rsid="015f7251" style:font-style-asian="normal" style:font-style-complex="normal"/>
    </style:style>
    <style:style style:name="P17" style:family="paragraph" style:parent-style-name="Standard">
      <style:text-properties fo:font-style="normal" officeooo:rsid="0161f3cf" officeooo:paragraph-rsid="0161f3cf" style:font-style-asian="normal" style:font-style-complex="normal"/>
    </style:style>
    <style:style style:name="P18" style:family="paragraph" style:parent-style-name="Standard">
      <style:text-properties fo:font-style="normal" officeooo:rsid="01f8a639" officeooo:paragraph-rsid="01f8a639" style:font-style-asian="normal" style:font-style-complex="normal"/>
    </style:style>
    <style:style style:name="P19"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20"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21"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22"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23"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24" style:family="paragraph" style:parent-style-name="Standard">
      <style:text-properties fo:font-weight="bold" officeooo:rsid="002f577f" officeooo:paragraph-rsid="002f577f" style:font-weight-asian="bold" style:font-weight-complex="bold"/>
    </style:style>
    <style:style style:name="P25" style:family="paragraph" style:parent-style-name="Standard">
      <style:text-properties fo:font-weight="bold" officeooo:rsid="0046b257" officeooo:paragraph-rsid="0046b257" style:font-weight-asian="bold" style:font-weight-complex="bold"/>
    </style:style>
    <style:style style:name="P26" style:family="paragraph" style:parent-style-name="Standard">
      <style:text-properties fo:font-weight="bold" officeooo:rsid="00499027" officeooo:paragraph-rsid="00499027" style:font-weight-asian="bold" style:font-weight-complex="bold"/>
    </style:style>
    <style:style style:name="P27" style:family="paragraph" style:parent-style-name="Standard">
      <style:text-properties fo:font-weight="bold" officeooo:rsid="004a6748" officeooo:paragraph-rsid="004a6748" style:font-weight-asian="bold" style:font-weight-complex="bold"/>
    </style:style>
    <style:style style:name="P28" style:family="paragraph" style:parent-style-name="Standard">
      <style:text-properties fo:font-weight="bold" officeooo:rsid="00567394" officeooo:paragraph-rsid="00567394" style:font-weight-asian="bold" style:font-weight-complex="bold"/>
    </style:style>
    <style:style style:name="P29" style:family="paragraph" style:parent-style-name="Standard">
      <style:text-properties fo:font-weight="bold" officeooo:rsid="005718f7" officeooo:paragraph-rsid="005718f7" style:font-weight-asian="bold" style:font-weight-complex="bold"/>
    </style:style>
    <style:style style:name="P30" style:family="paragraph" style:parent-style-name="Standard">
      <style:text-properties fo:font-weight="bold" officeooo:rsid="00a7fba2" officeooo:paragraph-rsid="00a7fba2" style:font-weight-asian="bold" style:font-weight-complex="bold"/>
    </style:style>
    <style:style style:name="P31" style:family="paragraph" style:parent-style-name="Standard">
      <style:text-properties fo:font-weight="bold" officeooo:rsid="00bbd0ab" officeooo:paragraph-rsid="00bbd0ab" style:font-weight-asian="bold" style:font-weight-complex="bold"/>
    </style:style>
    <style:style style:name="P32" style:family="paragraph" style:parent-style-name="Standard">
      <style:text-properties fo:font-weight="bold" officeooo:rsid="011d1926" officeooo:paragraph-rsid="011d1926" style:font-weight-asian="bold" style:font-weight-complex="bold"/>
    </style:style>
    <style:style style:name="P33" style:family="paragraph" style:parent-style-name="Standard">
      <style:text-properties fo:font-weight="bold" officeooo:rsid="012052ba" officeooo:paragraph-rsid="012052ba" style:font-weight-asian="bold" style:font-weight-complex="bold"/>
    </style:style>
    <style:style style:name="P34" style:family="paragraph" style:parent-style-name="Standard">
      <style:text-properties fo:font-weight="bold" officeooo:rsid="0121e5bd" officeooo:paragraph-rsid="0121e5bd" style:font-weight-asian="bold" style:font-weight-complex="bold"/>
    </style:style>
    <style:style style:name="P35" style:family="paragraph" style:parent-style-name="Standard">
      <style:text-properties fo:font-weight="bold" officeooo:rsid="0123c81b" officeooo:paragraph-rsid="012d967b" style:font-weight-asian="bold" style:font-weight-complex="bold"/>
    </style:style>
    <style:style style:name="P36" style:family="paragraph" style:parent-style-name="Standard">
      <style:text-properties fo:font-weight="bold" officeooo:rsid="0140e793" officeooo:paragraph-rsid="0140e793" style:font-weight-asian="bold" style:font-weight-complex="bold"/>
    </style:style>
    <style:style style:name="P37" style:family="paragraph" style:parent-style-name="Standard">
      <style:text-properties fo:font-weight="bold" officeooo:rsid="01645138" officeooo:paragraph-rsid="01645138" style:font-weight-asian="bold" style:font-weight-complex="bold"/>
    </style:style>
    <style:style style:name="P38" style:family="paragraph" style:parent-style-name="Standard">
      <style:text-properties fo:font-weight="bold" officeooo:rsid="0165ed00" officeooo:paragraph-rsid="0165ed00" style:font-weight-asian="bold" style:font-weight-complex="bold"/>
    </style:style>
    <style:style style:name="P39" style:family="paragraph" style:parent-style-name="Standard">
      <style:text-properties fo:font-weight="bold" officeooo:rsid="00574ea4" officeooo:paragraph-rsid="00574ea4" style:font-weight-asian="bold" style:font-weight-complex="bold"/>
    </style:style>
    <style:style style:name="P40" style:family="paragraph" style:parent-style-name="Standard">
      <style:text-properties fo:font-weight="bold" officeooo:rsid="0208185b" officeooo:paragraph-rsid="0208185b" style:font-weight-asian="bold" style:font-weight-complex="bold"/>
    </style:style>
    <style:style style:name="P41" style:family="paragraph" style:parent-style-name="Standard">
      <style:text-properties fo:font-weight="normal" officeooo:rsid="00322c98" officeooo:paragraph-rsid="00322c98" style:font-weight-asian="normal" style:font-weight-complex="normal"/>
    </style:style>
    <style:style style:name="P42" style:family="paragraph" style:parent-style-name="Standard">
      <style:text-properties fo:font-weight="normal" officeooo:rsid="00380154" officeooo:paragraph-rsid="00380154" style:font-weight-asian="normal" style:font-weight-complex="normal"/>
    </style:style>
    <style:style style:name="P43" style:family="paragraph" style:parent-style-name="Standard">
      <style:text-properties fo:font-weight="normal" officeooo:rsid="00303b7d" officeooo:paragraph-rsid="004d8b8c" style:font-weight-asian="normal" style:font-weight-complex="normal"/>
    </style:style>
    <style:style style:name="P44" style:family="paragraph" style:parent-style-name="Standard">
      <style:text-properties fo:font-weight="normal" officeooo:rsid="00499027" officeooo:paragraph-rsid="00499027" style:font-weight-asian="normal" style:font-weight-complex="normal"/>
    </style:style>
    <style:style style:name="P45" style:family="paragraph" style:parent-style-name="Standard">
      <style:text-properties fo:font-weight="normal" officeooo:rsid="005d26bf" officeooo:paragraph-rsid="005d26bf" style:font-weight-asian="normal" style:font-weight-complex="normal"/>
    </style:style>
    <style:style style:name="P46" style:family="paragraph" style:parent-style-name="Standard">
      <style:text-properties fo:font-weight="normal" officeooo:rsid="002f577f" officeooo:paragraph-rsid="002f577f" style:font-weight-asian="normal" style:font-weight-complex="normal"/>
    </style:style>
    <style:style style:name="P47" style:family="paragraph" style:parent-style-name="Standard">
      <style:text-properties fo:font-weight="normal" officeooo:rsid="0080f232" officeooo:paragraph-rsid="0080f232" style:font-weight-asian="normal" style:font-weight-complex="normal"/>
    </style:style>
    <style:style style:name="P48" style:family="paragraph" style:parent-style-name="Standard">
      <style:text-properties fo:font-weight="normal" officeooo:rsid="00bbd0ab" officeooo:paragraph-rsid="00bbd0ab" style:font-weight-asian="normal" style:font-weight-complex="normal"/>
    </style:style>
    <style:style style:name="P49" style:family="paragraph" style:parent-style-name="Standard">
      <style:text-properties fo:font-weight="normal" officeooo:rsid="011d1926" officeooo:paragraph-rsid="011d1926" style:font-weight-asian="normal" style:font-weight-complex="normal"/>
    </style:style>
    <style:style style:name="P50" style:family="paragraph" style:parent-style-name="Standard">
      <style:text-properties fo:font-weight="normal" officeooo:rsid="0122ad7a" officeooo:paragraph-rsid="0122ad7a" style:font-weight-asian="normal" style:font-weight-complex="normal"/>
    </style:style>
    <style:style style:name="P51" style:family="paragraph" style:parent-style-name="Standard">
      <style:text-properties fo:font-weight="normal" officeooo:rsid="012052ba" officeooo:paragraph-rsid="012052ba" style:font-weight-asian="normal" style:font-weight-complex="normal"/>
    </style:style>
    <style:style style:name="P52" style:family="paragraph" style:parent-style-name="Standard">
      <style:text-properties fo:font-weight="normal" officeooo:rsid="0140175e" officeooo:paragraph-rsid="013a761a" style:font-weight-asian="normal" style:font-weight-complex="normal"/>
    </style:style>
    <style:style style:name="P53" style:family="paragraph" style:parent-style-name="Standard">
      <style:text-properties fo:font-weight="normal" officeooo:rsid="0038733f" officeooo:paragraph-rsid="01505d7c" style:font-weight-asian="normal" style:font-weight-complex="normal"/>
    </style:style>
    <style:style style:name="P54" style:family="paragraph" style:parent-style-name="Standard">
      <style:text-properties fo:font-weight="normal" officeooo:rsid="016714c1" officeooo:paragraph-rsid="016714c1" style:font-weight-asian="normal" style:font-weight-complex="normal"/>
    </style:style>
    <style:style style:name="P55" style:family="paragraph" style:parent-style-name="Standard">
      <style:text-properties fo:font-weight="normal" officeooo:rsid="01e7bc46" officeooo:paragraph-rsid="01e7bc46" style:font-weight-asian="normal" style:font-weight-complex="normal"/>
    </style:style>
    <style:style style:name="P56" style:family="paragraph" style:parent-style-name="Standard">
      <style:text-properties officeooo:rsid="00303b7d" officeooo:paragraph-rsid="00303b7d"/>
    </style:style>
    <style:style style:name="P57" style:family="paragraph" style:parent-style-name="Standard">
      <style:text-properties officeooo:rsid="009f6c9c" officeooo:paragraph-rsid="009f6c9c"/>
    </style:style>
    <style:style style:name="P58"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59"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60"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61"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62" style:family="paragraph" style:parent-style-name="Standard">
      <style:text-properties fo:font-style="italic" officeooo:rsid="015391eb" officeooo:paragraph-rsid="015391eb" style:font-style-asian="italic" style:font-style-complex="italic"/>
    </style:style>
    <style:style style:name="P63" style:family="paragraph" style:parent-style-name="Standard">
      <style:text-properties fo:font-style="italic" officeooo:rsid="015f43a6" officeooo:paragraph-rsid="015f43a6" style:font-style-asian="italic" style:font-style-complex="italic"/>
    </style:style>
    <style:style style:name="P64" style:family="paragraph" style:parent-style-name="Standard">
      <style:text-properties fo:font-style="italic" officeooo:rsid="01609153" officeooo:paragraph-rsid="01609153" style:font-style-asian="italic" style:font-style-complex="italic"/>
    </style:style>
    <style:style style:name="P65" style:family="paragraph" style:parent-style-name="Standard">
      <style:text-properties fo:font-style="italic" officeooo:rsid="014bf269" officeooo:paragraph-rsid="014e9d8a" style:font-style-asian="italic" style:font-style-complex="italic"/>
    </style:style>
    <style:style style:name="P66"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67"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68"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69"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70" style:family="paragraph" style:parent-style-name="Standard">
      <style:text-properties officeooo:rsid="00fe35f8" officeooo:paragraph-rsid="0113ec1b"/>
    </style:style>
    <style:style style:name="P71" style:family="paragraph" style:parent-style-name="Standard">
      <style:text-properties officeooo:paragraph-rsid="0122ad7a"/>
    </style:style>
    <style:style style:name="P72" style:family="paragraph" style:parent-style-name="Standard">
      <style:text-properties officeooo:rsid="0147a3ce" officeooo:paragraph-rsid="014bf269"/>
    </style:style>
    <style:style style:name="P73" style:family="paragraph" style:parent-style-name="Standard">
      <style:text-properties officeooo:rsid="0147a3ce" officeooo:paragraph-rsid="01505d7c"/>
    </style:style>
    <style:style style:name="P74" style:family="paragraph" style:parent-style-name="Standard">
      <style:text-properties officeooo:rsid="0167c3a3" officeooo:paragraph-rsid="0167c3a3"/>
    </style:style>
    <style:style style:name="P75" style:family="paragraph" style:parent-style-name="Standard">
      <style:text-properties officeooo:rsid="018a3020" officeooo:paragraph-rsid="018a3020"/>
    </style:style>
    <style:style style:name="P76" style:family="paragraph" style:parent-style-name="Standard">
      <style:text-properties officeooo:rsid="01fa1756" officeooo:paragraph-rsid="01fa1756"/>
    </style:style>
    <style:style style:name="P77" style:family="paragraph" style:parent-style-name="Standard">
      <style:text-properties officeooo:rsid="021f14a2" officeooo:paragraph-rsid="021f14a2"/>
    </style:style>
    <style:style style:name="P78" style:family="paragraph" style:parent-style-name="Standard">
      <style:text-properties fo:font-weight="bold" officeooo:rsid="00322c98" officeooo:paragraph-rsid="00322c98" style:font-weight-asian="bold" style:font-weight-complex="bold"/>
    </style:style>
    <style:style style:name="P79" style:family="paragraph" style:parent-style-name="Standard">
      <style:text-properties fo:font-weight="bold" officeooo:rsid="02db1e64" officeooo:paragraph-rsid="02db1e64" style:font-weight-asian="bold" style:font-weight-complex="bold"/>
    </style:style>
    <style:style style:name="P80" style:family="paragraph" style:parent-style-name="Standard" style:list-style-name="L1">
      <style:text-properties officeooo:rsid="0010cbda" officeooo:paragraph-rsid="0010cbda"/>
    </style:style>
    <style:style style:name="P81" style:family="paragraph" style:parent-style-name="Standard">
      <style:text-properties officeooo:rsid="0010cbda" officeooo:paragraph-rsid="0010cbda"/>
    </style:style>
    <style:style style:name="P82" style:family="paragraph" style:parent-style-name="Standard" style:list-style-name="L1">
      <style:text-properties officeooo:rsid="00132396" officeooo:paragraph-rsid="0013e609"/>
    </style:style>
    <style:style style:name="P83" style:family="paragraph" style:parent-style-name="Standard" style:list-style-name="L2">
      <style:text-properties officeooo:rsid="00143102" officeooo:paragraph-rsid="00143102"/>
    </style:style>
    <style:style style:name="P84" style:family="paragraph" style:parent-style-name="Standard" style:list-style-name="L2">
      <style:text-properties officeooo:rsid="001488a6" officeooo:paragraph-rsid="001488a6"/>
    </style:style>
    <style:style style:name="P85" style:family="paragraph" style:parent-style-name="Standard">
      <style:text-properties fo:font-style="normal" officeooo:rsid="0161f3cf" officeooo:paragraph-rsid="0161f3cf" style:font-style-asian="normal" style:font-style-complex="normal"/>
    </style:style>
    <style:style style:name="P86" style:family="paragraph" style:parent-style-name="Standard">
      <style:text-properties fo:font-style="normal" fo:font-weight="normal" officeooo:rsid="02388b25" officeooo:paragraph-rsid="02388b25" style:font-style-asian="normal" style:font-weight-asian="normal" style:font-style-complex="normal" style:font-weight-complex="normal"/>
    </style:style>
    <style:style style:name="P87"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88" style:family="paragraph" style:parent-style-name="Standard">
      <style:text-properties officeooo:rsid="013a761a" officeooo:paragraph-rsid="022cc40c"/>
    </style:style>
    <style:style style:name="P89" style:family="paragraph" style:parent-style-name="Standard">
      <style:text-properties officeooo:rsid="02268fbd" officeooo:paragraph-rsid="0227a962"/>
    </style:style>
    <style:style style:name="P90" style:family="paragraph" style:parent-style-name="Standard">
      <style:text-properties fo:font-weight="normal" officeooo:rsid="01abc860" officeooo:paragraph-rsid="01abc860" style:font-weight-asian="normal" style:font-weight-complex="normal"/>
    </style:style>
    <style:style style:name="P91" style:family="paragraph" style:parent-style-name="Standard">
      <style:text-properties officeooo:rsid="0130c2f1" officeooo:paragraph-rsid="022c9e62"/>
    </style:style>
    <style:style style:name="P92" style:family="paragraph" style:parent-style-name="Standard">
      <style:text-properties officeooo:paragraph-rsid="01fac099"/>
    </style:style>
    <style:style style:name="P93" style:family="paragraph" style:parent-style-name="Standard">
      <style:text-properties officeooo:rsid="025160f8" officeooo:paragraph-rsid="025160f8"/>
    </style:style>
    <style:style style:name="P94"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95"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96" style:family="paragraph" style:parent-style-name="Standard">
      <style:paragraph-properties fo:text-align="center" style:justify-single-word="false"/>
      <style:text-properties fo:font-style="italic" officeooo:rsid="02a503b1" officeooo:paragraph-rsid="02a503b1" style:font-style-asian="italic" style:font-style-complex="italic"/>
    </style:style>
    <style:style style:name="P97" style:family="paragraph" style:parent-style-name="Standard">
      <style:text-properties officeooo:rsid="014370bc" officeooo:paragraph-rsid="014370bc"/>
    </style:style>
    <style:style style:name="P98" style:family="paragraph" style:parent-style-name="Standard">
      <style:text-properties officeooo:rsid="02009226" officeooo:paragraph-rsid="0289388b"/>
    </style:style>
    <style:style style:name="P99" style:family="paragraph" style:parent-style-name="Standard">
      <style:text-properties officeooo:rsid="02904e6b" officeooo:paragraph-rsid="0010cbda"/>
    </style:style>
    <style:style style:name="P100" style:family="paragraph" style:parent-style-name="Standard">
      <style:text-properties officeooo:paragraph-rsid="029a775f"/>
    </style:style>
    <style:style style:name="P101" style:family="paragraph" style:parent-style-name="Standard">
      <style:text-properties officeooo:rsid="029f0652" officeooo:paragraph-rsid="02b7c8f4"/>
    </style:style>
    <style:style style:name="P102" style:family="paragraph" style:parent-style-name="Standard">
      <style:text-properties officeooo:rsid="021f14a2" officeooo:paragraph-rsid="021f14a2"/>
    </style:style>
    <style:style style:name="P103" style:family="paragraph" style:parent-style-name="Standard">
      <style:text-properties officeooo:rsid="02d8ee2e" officeooo:paragraph-rsid="02d8ee2e"/>
    </style:style>
    <style:style style:name="P104" style:family="paragraph" style:parent-style-name="Standard">
      <style:text-properties officeooo:rsid="02deaf64" officeooo:paragraph-rsid="02deaf64"/>
    </style:style>
    <style:style style:name="P105" style:family="paragraph" style:parent-style-name="Standard">
      <style:text-properties officeooo:rsid="02ea1013" officeooo:paragraph-rsid="02ea1013"/>
    </style:style>
    <style:style style:name="P106" style:family="paragraph" style:parent-style-name="Standard">
      <style:text-properties officeooo:rsid="00dd4890" officeooo:paragraph-rsid="00dd4890"/>
    </style:style>
    <style:style style:name="P107" style:family="paragraph" style:parent-style-name="Standard">
      <style:paragraph-properties fo:text-align="center" style:justify-single-word="false"/>
      <style:text-properties officeooo:rsid="02f4819f" officeooo:paragraph-rsid="02f4819f"/>
    </style:style>
    <style:style style:name="P108" style:family="paragraph" style:parent-style-name="Standard">
      <style:text-properties officeooo:rsid="01a3237c" officeooo:paragraph-rsid="01a3237c"/>
    </style:style>
    <style:style style:name="P109" style:family="paragraph" style:parent-style-name="Standard">
      <style:text-properties officeooo:rsid="03006064" officeooo:paragraph-rsid="0316437d"/>
    </style:style>
    <style:style style:name="P110" style:family="paragraph" style:parent-style-name="Standard">
      <style:text-properties officeooo:rsid="031bbc35" officeooo:paragraph-rsid="031bbc35"/>
    </style:style>
    <style:style style:name="P111" style:family="paragraph">
      <loext:graphic-properties draw:fill-color="#ffffff"/>
    </style:style>
    <style:style style:name="P112" style:family="paragraph">
      <style:paragraph-properties fo:text-align="center"/>
    </style:style>
    <style:style style:name="P113" style:family="paragraph">
      <loext:graphic-properties draw:fill="none" draw:fill-color="#ffffff"/>
      <style:paragraph-properties fo:text-align="center"/>
    </style:style>
    <style:style style:name="P114" style:family="paragraph">
      <loext:graphic-properties draw:fill="none" draw:fill-color="#ffffff"/>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italic" officeooo:rsid="02f4f20f"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2b1e0d9" style:font-style-asian="italic" style:font-weight-asian="normal" style:font-style-complex="italic" style:font-weight-complex="normal"/>
    </style:style>
    <style:style style:name="T10" style:family="text">
      <style:text-properties fo:font-style="italic" fo:font-weight="normal" officeooo:rsid="02b235e6" style:font-style-asian="italic" style:font-weight-asian="normal" style:font-style-complex="italic" style:font-weight-complex="normal"/>
    </style:style>
    <style:style style:name="T11" style:family="text">
      <style:text-properties fo:font-style="italic" fo:font-weight="normal" officeooo:rsid="02a6b519"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bc931" style:font-style-asian="normal" style:font-style-complex="normal"/>
    </style:style>
    <style:style style:name="T14" style:family="text">
      <style:text-properties fo:font-style="normal" officeooo:rsid="001f919e" style:font-style-asian="normal" style:font-style-complex="normal"/>
    </style:style>
    <style:style style:name="T15" style:family="text">
      <style:text-properties fo:font-style="normal" officeooo:rsid="00213843" style:font-style-asian="normal" style:font-style-complex="normal"/>
    </style:style>
    <style:style style:name="T16" style:family="text">
      <style:text-properties fo:font-style="normal" officeooo:rsid="002268dd" style:font-style-asian="normal" style:font-style-complex="normal"/>
    </style:style>
    <style:style style:name="T17" style:family="text">
      <style:text-properties fo:font-style="normal" officeooo:rsid="00240dfd" style:font-style-asian="normal" style:font-style-complex="normal"/>
    </style:style>
    <style:style style:name="T18" style:family="text">
      <style:text-properties fo:font-style="normal" officeooo:rsid="0024bc10" style:font-style-asian="normal" style:font-style-complex="normal"/>
    </style:style>
    <style:style style:name="T19" style:family="text">
      <style:text-properties fo:font-style="normal" officeooo:rsid="0026c4f5" style:font-style-asian="normal" style:font-style-complex="normal"/>
    </style:style>
    <style:style style:name="T20" style:family="text">
      <style:text-properties fo:font-style="normal" officeooo:rsid="0027250b" style:font-style-asian="normal" style:font-style-complex="normal"/>
    </style:style>
    <style:style style:name="T21" style:family="text">
      <style:text-properties fo:font-style="normal" officeooo:rsid="0028db6b" style:font-style-asian="normal" style:font-style-complex="normal"/>
    </style:style>
    <style:style style:name="T22" style:family="text">
      <style:text-properties fo:font-style="normal" officeooo:rsid="014e9d8a" style:font-style-asian="normal" style:font-style-complex="normal"/>
    </style:style>
    <style:style style:name="T23" style:family="text">
      <style:text-properties fo:font-style="normal" officeooo:rsid="0225ee86" style:font-style-asian="normal" style:font-style-complex="normal"/>
    </style:style>
    <style:style style:name="T24" style:family="text">
      <style:text-properties fo:font-style="normal" officeooo:rsid="02f4f20f"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1adb175" style:font-style-asian="normal" style:font-weight-asian="normal" style:font-style-complex="normal" style:font-weight-complex="normal"/>
    </style:style>
    <style:style style:name="T27" style:family="text">
      <style:text-properties fo:font-style="normal" fo:font-weight="normal" officeooo:rsid="01b4bacd" style:font-style-asian="normal" style:font-weight-asian="normal" style:font-style-complex="normal" style:font-weight-complex="normal"/>
    </style:style>
    <style:style style:name="T28" style:family="text">
      <style:text-properties fo:font-style="normal" fo:font-weight="normal" officeooo:rsid="01b538cd" style:font-style-asian="normal" style:font-weight-asian="normal" style:font-style-complex="normal" style:font-weight-complex="normal"/>
    </style:style>
    <style:style style:name="T29" style:family="text">
      <style:text-properties fo:font-style="normal" fo:font-weight="normal" officeooo:rsid="01b67857" style:font-style-asian="normal" style:font-weight-asian="normal" style:font-style-complex="normal" style:font-weight-complex="normal"/>
    </style:style>
    <style:style style:name="T30" style:family="text">
      <style:text-properties fo:font-style="normal" fo:font-weight="normal" officeooo:rsid="01b90d68" style:font-style-asian="normal" style:font-weight-asian="normal" style:font-style-complex="normal" style:font-weight-complex="normal"/>
    </style:style>
    <style:style style:name="T31" style:family="text">
      <style:text-properties fo:font-style="normal" fo:font-weight="normal" officeooo:rsid="01b9fd53" style:font-style-asian="normal" style:font-weight-asian="normal" style:font-style-complex="normal" style:font-weight-complex="normal"/>
    </style:style>
    <style:style style:name="T32" style:family="text">
      <style:text-properties fo:font-style="normal" fo:font-weight="normal" officeooo:rsid="01bae4ce" style:font-style-asian="normal" style:font-weight-asian="normal" style:font-style-complex="normal" style:font-weight-complex="normal"/>
    </style:style>
    <style:style style:name="T33" style:family="text">
      <style:text-properties fo:font-style="normal" fo:font-weight="normal" officeooo:rsid="01bdca26" style:font-style-asian="normal" style:font-weight-asian="normal" style:font-style-complex="normal" style:font-weight-complex="normal"/>
    </style:style>
    <style:style style:name="T34" style:family="text">
      <style:text-properties fo:font-style="normal" fo:font-weight="normal" officeooo:rsid="01beada3" style:font-style-asian="normal" style:font-weight-asian="normal" style:font-style-complex="normal" style:font-weight-complex="normal"/>
    </style:style>
    <style:style style:name="T35" style:family="text">
      <style:text-properties fo:font-style="normal" fo:font-weight="normal" officeooo:rsid="01bf12ac" style:font-style-asian="normal" style:font-weight-asian="normal" style:font-style-complex="normal" style:font-weight-complex="normal"/>
    </style:style>
    <style:style style:name="T36" style:family="text">
      <style:text-properties fo:font-style="normal" fo:font-weight="normal" officeooo:rsid="01c05716" style:font-style-asian="normal" style:font-weight-asian="normal" style:font-style-complex="normal" style:font-weight-complex="normal"/>
    </style:style>
    <style:style style:name="T37" style:family="text">
      <style:text-properties fo:font-style="normal" fo:font-weight="normal" officeooo:rsid="01c17b22" style:font-style-asian="normal" style:font-weight-asian="normal" style:font-style-complex="normal" style:font-weight-complex="normal"/>
    </style:style>
    <style:style style:name="T38" style:family="text">
      <style:text-properties fo:font-style="normal" fo:font-weight="normal" officeooo:rsid="01c67f53" style:font-style-asian="normal" style:font-weight-asian="normal" style:font-style-complex="normal" style:font-weight-complex="normal"/>
    </style:style>
    <style:style style:name="T39" style:family="text">
      <style:text-properties fo:font-style="normal" fo:font-weight="normal" officeooo:rsid="01c70448" style:font-style-asian="normal" style:font-weight-asian="normal" style:font-style-complex="normal" style:font-weight-complex="normal"/>
    </style:style>
    <style:style style:name="T40" style:family="text">
      <style:text-properties fo:font-style="normal" fo:font-weight="normal" officeooo:rsid="01c8ae4b" style:font-style-asian="normal" style:font-weight-asian="normal" style:font-style-complex="normal" style:font-weight-complex="normal"/>
    </style:style>
    <style:style style:name="T41" style:family="text">
      <style:text-properties fo:font-style="normal" fo:font-weight="normal" officeooo:rsid="01cd2ab4" style:font-style-asian="normal" style:font-weight-asian="normal" style:font-style-complex="normal" style:font-weight-complex="normal"/>
    </style:style>
    <style:style style:name="T42" style:family="text">
      <style:text-properties fo:font-style="normal" fo:font-weight="normal" officeooo:rsid="01cff7e6" style:font-style-asian="normal" style:font-weight-asian="normal" style:font-style-complex="normal" style:font-weight-complex="normal"/>
    </style:style>
    <style:style style:name="T43" style:family="text">
      <style:text-properties fo:font-style="normal" fo:font-weight="normal" officeooo:rsid="01e5610a" style:font-style-asian="normal" style:font-weight-asian="normal" style:font-style-complex="normal" style:font-weight-complex="normal"/>
    </style:style>
    <style:style style:name="T44" style:family="text">
      <style:text-properties fo:font-style="normal" fo:font-weight="normal" officeooo:rsid="01e5f954" style:font-style-asian="normal" style:font-weight-asian="normal" style:font-style-complex="normal" style:font-weight-complex="normal"/>
    </style:style>
    <style:style style:name="T45" style:family="text">
      <style:text-properties fo:font-style="normal" fo:font-weight="normal" officeooo:rsid="02351def" style:font-style-asian="normal" style:font-weight-asian="normal" style:font-style-complex="normal" style:font-weight-complex="normal"/>
    </style:style>
    <style:style style:name="T46" style:family="text">
      <style:text-properties fo:font-style="normal" fo:font-weight="normal" officeooo:rsid="0235fde3" style:font-style-asian="normal" style:font-weight-asian="normal" style:font-style-complex="normal" style:font-weight-complex="normal"/>
    </style:style>
    <style:style style:name="T47" style:family="text">
      <style:text-properties fo:font-style="normal" fo:font-weight="normal" officeooo:rsid="0236518d" style:font-style-asian="normal" style:font-weight-asian="normal" style:font-style-complex="normal" style:font-weight-complex="normal"/>
    </style:style>
    <style:style style:name="T48" style:family="text">
      <style:text-properties fo:font-style="normal" fo:font-weight="normal" officeooo:rsid="02377c8e" style:font-style-asian="normal" style:font-weight-asian="normal" style:font-style-complex="normal" style:font-weight-complex="normal"/>
    </style:style>
    <style:style style:name="T49" style:family="text">
      <style:text-properties fo:font-style="normal" fo:font-weight="normal" officeooo:rsid="023988e3" style:font-style-asian="normal" style:font-weight-asian="normal" style:font-style-complex="normal" style:font-weight-complex="normal"/>
    </style:style>
    <style:style style:name="T50" style:family="text">
      <style:text-properties fo:font-style="normal" fo:font-weight="normal" officeooo:rsid="01bc3802" style:font-style-asian="normal" style:font-weight-asian="normal" style:font-style-complex="normal" style:font-weight-complex="normal"/>
    </style:style>
    <style:style style:name="T51" style:family="text">
      <style:text-properties fo:font-style="normal" fo:font-weight="normal" officeooo:rsid="01aa5c3c" style:font-style-asian="normal" style:font-weight-asian="normal" style:font-style-complex="normal" style:font-weight-complex="normal"/>
    </style:style>
    <style:style style:name="T52" style:family="text">
      <style:text-properties fo:font-style="normal" fo:font-weight="normal" officeooo:rsid="0254ac24" style:font-style-asian="normal" style:font-weight-asian="normal" style:font-style-complex="normal" style:font-weight-complex="normal"/>
    </style:style>
    <style:style style:name="T53" style:family="text">
      <style:text-properties fo:font-style="normal" fo:font-weight="normal" officeooo:rsid="02558d04" style:font-style-asian="normal" style:font-weight-asian="normal" style:font-style-complex="normal" style:font-weight-complex="normal"/>
    </style:style>
    <style:style style:name="T54" style:family="text">
      <style:text-properties fo:font-style="normal" fo:font-weight="normal" officeooo:rsid="02587ab9" style:font-style-asian="normal" style:font-weight-asian="normal" style:font-style-complex="normal" style:font-weight-complex="normal"/>
    </style:style>
    <style:style style:name="T55" style:family="text">
      <style:text-properties fo:font-style="normal" fo:font-weight="normal" officeooo:rsid="026c3811" style:font-style-asian="normal" style:font-weight-asian="normal" style:font-style-complex="normal" style:font-weight-complex="normal"/>
    </style:style>
    <style:style style:name="T56" style:family="text">
      <style:text-properties fo:font-style="normal" fo:font-weight="normal" officeooo:rsid="026d6aa6" style:font-style-asian="normal" style:font-weight-asian="normal" style:font-style-complex="normal" style:font-weight-complex="normal"/>
    </style:style>
    <style:style style:name="T57" style:family="text">
      <style:text-properties fo:font-style="normal" fo:font-weight="normal" officeooo:rsid="026e89f7" style:font-style-asian="normal" style:font-weight-asian="normal" style:font-style-complex="normal" style:font-weight-complex="normal"/>
    </style:style>
    <style:style style:name="T58" style:family="text">
      <style:text-properties fo:font-style="normal" fo:font-weight="normal" officeooo:rsid="02706a25" style:font-style-asian="normal" style:font-weight-asian="normal" style:font-style-complex="normal" style:font-weight-complex="normal"/>
    </style:style>
    <style:style style:name="T59" style:family="text">
      <style:text-properties fo:font-style="normal" fo:font-weight="normal" officeooo:rsid="0271f5fd" style:font-style-asian="normal" style:font-weight-asian="normal" style:font-style-complex="normal" style:font-weight-complex="normal"/>
    </style:style>
    <style:style style:name="T60" style:family="text">
      <style:text-properties fo:font-style="normal" fo:font-weight="normal" officeooo:rsid="0272846b" style:font-style-asian="normal" style:font-weight-asian="normal" style:font-style-complex="normal" style:font-weight-complex="normal"/>
    </style:style>
    <style:style style:name="T61" style:family="text">
      <style:text-properties fo:font-style="normal" fo:font-weight="normal" officeooo:rsid="0272a436" style:font-style-asian="normal" style:font-weight-asian="normal" style:font-style-complex="normal" style:font-weight-complex="normal"/>
    </style:style>
    <style:style style:name="T62" style:family="text">
      <style:text-properties fo:font-style="normal" fo:font-weight="normal" officeooo:rsid="0272df5a" style:font-style-asian="normal" style:font-weight-asian="normal" style:font-style-complex="normal" style:font-weight-complex="normal"/>
    </style:style>
    <style:style style:name="T63" style:family="text">
      <style:text-properties fo:font-style="normal" fo:font-weight="normal" officeooo:rsid="027346c9" style:font-style-asian="normal" style:font-weight-asian="normal" style:font-style-complex="normal" style:font-weight-complex="normal"/>
    </style:style>
    <style:style style:name="T64" style:family="text">
      <style:text-properties fo:font-style="normal" fo:font-weight="normal" officeooo:rsid="0274a045" style:font-style-asian="normal" style:font-weight-asian="normal" style:font-style-complex="normal" style:font-weight-complex="normal"/>
    </style:style>
    <style:style style:name="T65" style:family="text">
      <style:text-properties fo:font-style="normal" fo:font-weight="normal" officeooo:rsid="027529d2" style:font-style-asian="normal" style:font-weight-asian="normal" style:font-style-complex="normal" style:font-weight-complex="normal"/>
    </style:style>
    <style:style style:name="T66" style:family="text">
      <style:text-properties fo:font-style="normal" fo:font-weight="normal" officeooo:rsid="02788bb7" style:font-style-asian="normal" style:font-weight-asian="normal" style:font-style-complex="normal" style:font-weight-complex="normal"/>
    </style:style>
    <style:style style:name="T67" style:family="text">
      <style:text-properties fo:font-style="normal" fo:font-weight="normal" officeooo:rsid="0278e1bc" style:font-style-asian="normal" style:font-weight-asian="normal" style:font-style-complex="normal" style:font-weight-complex="normal"/>
    </style:style>
    <style:style style:name="T68" style:family="text">
      <style:text-properties fo:font-style="normal" fo:font-weight="normal" officeooo:rsid="02794280" style:font-style-asian="normal" style:font-weight-asian="normal" style:font-style-complex="normal" style:font-weight-complex="normal"/>
    </style:style>
    <style:style style:name="T69" style:family="text">
      <style:text-properties fo:font-style="normal" fo:font-weight="normal" officeooo:rsid="027ad8a4" style:font-style-asian="normal" style:font-weight-asian="normal" style:font-style-complex="normal" style:font-weight-complex="normal"/>
    </style:style>
    <style:style style:name="T70" style:family="text">
      <style:text-properties fo:font-style="normal" fo:font-weight="normal" officeooo:rsid="029c5a17" style:font-style-asian="normal" style:font-weight-asian="normal" style:font-style-complex="normal" style:font-weight-complex="normal"/>
    </style:style>
    <style:style style:name="T71" style:family="text">
      <style:text-properties fo:font-style="normal" fo:font-weight="normal" officeooo:rsid="02af1215" style:font-style-asian="normal" style:font-weight-asian="normal" style:font-style-complex="normal" style:font-weight-complex="normal"/>
    </style:style>
    <style:style style:name="T72" style:family="text">
      <style:text-properties fo:font-style="normal" fo:font-weight="normal" officeooo:rsid="02b07d30" style:font-style-asian="normal" style:font-weight-asian="normal" style:font-style-complex="normal" style:font-weight-complex="normal"/>
    </style:style>
    <style:style style:name="T73" style:family="text">
      <style:text-properties fo:font-style="normal" fo:font-weight="normal" officeooo:rsid="02b1e0d9" style:font-style-asian="normal" style:font-weight-asian="normal" style:font-style-complex="normal" style:font-weight-complex="normal"/>
    </style:style>
    <style:style style:name="T74" style:family="text">
      <style:text-properties fo:font-style="normal" fo:font-weight="normal" officeooo:rsid="02b235e6" style:font-style-asian="normal" style:font-weight-asian="normal" style:font-style-complex="normal" style:font-weight-complex="normal"/>
    </style:style>
    <style:style style:name="T75" style:family="text">
      <style:text-properties fo:font-style="normal" fo:font-weight="normal" officeooo:rsid="02b40d29" style:font-style-asian="normal" style:font-weight-asian="normal" style:font-style-complex="normal" style:font-weight-complex="normal"/>
    </style:style>
    <style:style style:name="T76" style:family="text">
      <style:text-properties fo:font-style="normal" fo:font-weight="normal" officeooo:rsid="02b54f8c" style:font-style-asian="normal" style:font-weight-asian="normal" style:font-style-complex="normal" style:font-weight-complex="normal"/>
    </style:style>
    <style:style style:name="T77" style:family="text">
      <style:text-properties fo:font-style="normal" fo:font-weight="normal" officeooo:rsid="02b62119" style:font-style-asian="normal" style:font-weight-asian="normal" style:font-style-complex="normal" style:font-weight-complex="normal"/>
    </style:style>
    <style:style style:name="T78" style:family="text">
      <style:text-properties fo:font-style="normal" fo:font-weight="normal" officeooo:rsid="02baa06a" style:font-style-asian="normal" style:font-weight-asian="normal" style:font-style-complex="normal" style:font-weight-complex="normal"/>
    </style:style>
    <style:style style:name="T79" style:family="text">
      <style:text-properties officeooo:rsid="001c0d21"/>
    </style:style>
    <style:style style:name="T80" style:family="text">
      <style:text-properties officeooo:rsid="002b4e63"/>
    </style:style>
    <style:style style:name="T81" style:family="text">
      <style:text-properties fo:font-weight="normal" style:font-weight-asian="normal" style:font-weight-complex="normal"/>
    </style:style>
    <style:style style:name="T82" style:family="text">
      <style:text-properties fo:font-weight="normal" officeooo:rsid="00a937e4" style:font-weight-asian="normal" style:font-weight-complex="normal"/>
    </style:style>
    <style:style style:name="T83" style:family="text">
      <style:text-properties fo:font-weight="normal" officeooo:rsid="00aa55c7" style:font-weight-asian="normal" style:font-weight-complex="normal"/>
    </style:style>
    <style:style style:name="T84" style:family="text">
      <style:text-properties fo:font-weight="normal" officeooo:rsid="00abee40" style:font-weight-asian="normal" style:font-weight-complex="normal"/>
    </style:style>
    <style:style style:name="T85" style:family="text">
      <style:text-properties fo:font-weight="normal" officeooo:rsid="00ad4467" style:font-weight-asian="normal" style:font-weight-complex="normal"/>
    </style:style>
    <style:style style:name="T86" style:family="text">
      <style:text-properties fo:font-weight="normal" officeooo:rsid="00adab45" style:font-weight-asian="normal" style:font-weight-complex="normal"/>
    </style:style>
    <style:style style:name="T87" style:family="text">
      <style:text-properties fo:font-weight="normal" officeooo:rsid="00b32adf" style:font-weight-asian="normal" style:font-weight-complex="normal"/>
    </style:style>
    <style:style style:name="T88" style:family="text">
      <style:text-properties fo:font-weight="normal" officeooo:rsid="00c17518" style:font-weight-asian="normal" style:font-weight-complex="normal"/>
    </style:style>
    <style:style style:name="T89" style:family="text">
      <style:text-properties fo:font-weight="normal" officeooo:rsid="00c286c8" style:font-weight-asian="normal" style:font-weight-complex="normal"/>
    </style:style>
    <style:style style:name="T90" style:family="text">
      <style:text-properties fo:font-weight="normal" officeooo:rsid="00c2fa6a" style:font-weight-asian="normal" style:font-weight-complex="normal"/>
    </style:style>
    <style:style style:name="T91" style:family="text">
      <style:text-properties fo:font-weight="normal" officeooo:rsid="00c453a0" style:font-weight-asian="normal" style:font-weight-complex="normal"/>
    </style:style>
    <style:style style:name="T92" style:family="text">
      <style:text-properties fo:font-weight="normal" officeooo:rsid="00c5fc8a" style:font-weight-asian="normal" style:font-weight-complex="normal"/>
    </style:style>
    <style:style style:name="T93" style:family="text">
      <style:text-properties fo:font-weight="normal" officeooo:rsid="00c7336d" style:font-weight-asian="normal" style:font-weight-complex="normal"/>
    </style:style>
    <style:style style:name="T94" style:family="text">
      <style:text-properties fo:font-weight="normal" officeooo:rsid="00c7bfb2" style:font-weight-asian="normal" style:font-weight-complex="normal"/>
    </style:style>
    <style:style style:name="T95" style:family="text">
      <style:text-properties fo:font-weight="normal" officeooo:rsid="00c8c44e" style:font-weight-asian="normal" style:font-weight-complex="normal"/>
    </style:style>
    <style:style style:name="T96" style:family="text">
      <style:text-properties fo:font-weight="normal" officeooo:rsid="00c9969a" style:font-weight-asian="normal" style:font-weight-complex="normal"/>
    </style:style>
    <style:style style:name="T97" style:family="text">
      <style:text-properties fo:font-weight="normal" officeooo:rsid="00cab582" style:font-weight-asian="normal" style:font-weight-complex="normal"/>
    </style:style>
    <style:style style:name="T98" style:family="text">
      <style:text-properties fo:font-weight="normal" officeooo:rsid="00cc49d0" style:font-weight-asian="normal" style:font-weight-complex="normal"/>
    </style:style>
    <style:style style:name="T99" style:family="text">
      <style:text-properties fo:font-weight="normal" officeooo:rsid="00cd59a2" style:font-weight-asian="normal" style:font-weight-complex="normal"/>
    </style:style>
    <style:style style:name="T100" style:family="text">
      <style:text-properties fo:font-weight="normal" officeooo:rsid="00cde61b" style:font-weight-asian="normal" style:font-weight-complex="normal"/>
    </style:style>
    <style:style style:name="T101" style:family="text">
      <style:text-properties fo:font-weight="normal" officeooo:rsid="00d07b57" style:font-weight-asian="normal" style:font-weight-complex="normal"/>
    </style:style>
    <style:style style:name="T102" style:family="text">
      <style:text-properties fo:font-weight="normal" officeooo:rsid="00d0e271" style:font-weight-asian="normal" style:font-weight-complex="normal"/>
    </style:style>
    <style:style style:name="T103" style:family="text">
      <style:text-properties fo:font-weight="normal" officeooo:rsid="00d74ce6" style:font-weight-asian="normal" style:font-weight-complex="normal"/>
    </style:style>
    <style:style style:name="T104" style:family="text">
      <style:text-properties fo:font-weight="normal" officeooo:rsid="00d928d6" style:font-weight-asian="normal" style:font-weight-complex="normal"/>
    </style:style>
    <style:style style:name="T105" style:family="text">
      <style:text-properties fo:font-weight="normal" officeooo:rsid="00daa0cb" style:font-weight-asian="normal" style:font-weight-complex="normal"/>
    </style:style>
    <style:style style:name="T106" style:family="text">
      <style:text-properties fo:font-weight="normal" officeooo:rsid="00dbace3" style:font-weight-asian="normal" style:font-weight-complex="normal"/>
    </style:style>
    <style:style style:name="T107" style:family="text">
      <style:text-properties fo:font-weight="normal" officeooo:rsid="0125b05e" style:font-weight-asian="normal" style:font-weight-complex="normal"/>
    </style:style>
    <style:style style:name="T108" style:family="text">
      <style:text-properties fo:font-weight="normal" officeooo:rsid="01275403" style:font-weight-asian="normal" style:font-weight-complex="normal"/>
    </style:style>
    <style:style style:name="T109" style:family="text">
      <style:text-properties fo:font-weight="normal" officeooo:rsid="01296792" style:font-weight-asian="normal" style:font-weight-complex="normal"/>
    </style:style>
    <style:style style:name="T110" style:family="text">
      <style:text-properties fo:font-weight="normal" officeooo:rsid="012c3bc5" style:font-weight-asian="normal" style:font-weight-complex="normal"/>
    </style:style>
    <style:style style:name="T111" style:family="text">
      <style:text-properties fo:font-weight="normal" officeooo:rsid="012d967b" style:font-weight-asian="normal" style:font-weight-complex="normal"/>
    </style:style>
    <style:style style:name="T112" style:family="text">
      <style:text-properties fo:font-weight="normal" officeooo:rsid="00ffa259" style:font-weight-asian="normal" style:font-weight-complex="normal"/>
    </style:style>
    <style:style style:name="T113" style:family="text">
      <style:text-properties fo:font-weight="normal" officeooo:rsid="012e6a94" style:font-weight-asian="normal" style:font-weight-complex="normal"/>
    </style:style>
    <style:style style:name="T114" style:family="text">
      <style:text-properties fo:font-weight="normal" officeooo:rsid="012e6f5a" style:font-weight-asian="normal" style:font-weight-complex="normal"/>
    </style:style>
    <style:style style:name="T115" style:family="text">
      <style:text-properties fo:font-weight="normal" officeooo:rsid="0122ad7a" style:font-weight-asian="normal" style:font-weight-complex="normal"/>
    </style:style>
    <style:style style:name="T116" style:family="text">
      <style:text-properties fo:font-weight="normal" officeooo:rsid="0131ce57" style:font-weight-asian="normal" style:font-weight-complex="normal"/>
    </style:style>
    <style:style style:name="T117" style:family="text">
      <style:text-properties fo:font-weight="normal" officeooo:rsid="0131f444" style:font-weight-asian="normal" style:font-weight-complex="normal"/>
    </style:style>
    <style:style style:name="T118" style:family="text">
      <style:text-properties fo:font-weight="normal" officeooo:rsid="013313bf" style:font-weight-asian="normal" style:font-weight-complex="normal"/>
    </style:style>
    <style:style style:name="T119" style:family="text">
      <style:text-properties fo:font-weight="normal" officeooo:rsid="0136cd67" style:font-weight-asian="normal" style:font-weight-complex="normal"/>
    </style:style>
    <style:style style:name="T120" style:family="text">
      <style:text-properties fo:font-weight="normal" officeooo:rsid="013a855c" style:font-weight-asian="normal" style:font-weight-complex="normal"/>
    </style:style>
    <style:style style:name="T121" style:family="text">
      <style:text-properties fo:font-weight="normal" officeooo:rsid="013b82dc" style:font-weight-asian="normal" style:font-weight-complex="normal"/>
    </style:style>
    <style:style style:name="T122" style:family="text">
      <style:text-properties fo:font-weight="normal" officeooo:rsid="013d3c10" style:font-weight-asian="normal" style:font-weight-complex="normal"/>
    </style:style>
    <style:style style:name="T123" style:family="text">
      <style:text-properties fo:font-weight="normal" officeooo:rsid="013faf84" style:font-weight-asian="normal" style:font-weight-complex="normal"/>
    </style:style>
    <style:style style:name="T124" style:family="text">
      <style:text-properties fo:font-weight="normal" officeooo:rsid="0140175e" style:font-weight-asian="normal" style:font-weight-complex="normal"/>
    </style:style>
    <style:style style:name="T125" style:family="text">
      <style:text-properties fo:font-weight="normal" officeooo:rsid="0038733f" style:font-weight-asian="normal" style:font-weight-complex="normal"/>
    </style:style>
    <style:style style:name="T126" style:family="text">
      <style:text-properties fo:font-weight="normal" officeooo:rsid="01a4c62c" style:font-weight-asian="normal" style:font-weight-complex="normal"/>
    </style:style>
    <style:style style:name="T127" style:family="text">
      <style:text-properties fo:font-weight="normal" officeooo:rsid="01a51840" style:font-weight-asian="normal" style:font-weight-complex="normal"/>
    </style:style>
    <style:style style:name="T128" style:family="text">
      <style:text-properties fo:font-weight="normal" officeooo:rsid="01a5d882" style:font-weight-asian="normal" style:font-weight-complex="normal"/>
    </style:style>
    <style:style style:name="T129" style:family="text">
      <style:text-properties fo:font-weight="normal" officeooo:rsid="01a7c135" style:font-weight-asian="normal" style:font-weight-complex="normal"/>
    </style:style>
    <style:style style:name="T130" style:family="text">
      <style:text-properties fo:font-weight="normal" officeooo:rsid="01adb175" style:font-weight-asian="normal" style:font-weight-complex="normal"/>
    </style:style>
    <style:style style:name="T131" style:family="text">
      <style:text-properties fo:font-weight="normal" officeooo:rsid="01d17ffe" style:font-weight-asian="normal" style:font-weight-complex="normal"/>
    </style:style>
    <style:style style:name="T132" style:family="text">
      <style:text-properties fo:font-weight="normal" officeooo:rsid="01d19ca5" style:font-weight-asian="normal" style:font-weight-complex="normal"/>
    </style:style>
    <style:style style:name="T133" style:family="text">
      <style:text-properties fo:font-weight="normal" officeooo:rsid="01f70ad5" style:font-weight-asian="normal" style:font-weight-complex="normal"/>
    </style:style>
    <style:style style:name="T134" style:family="text">
      <style:text-properties fo:font-weight="normal" officeooo:rsid="020c345e" style:font-weight-asian="normal" style:font-weight-complex="normal"/>
    </style:style>
    <style:style style:name="T135" style:family="text">
      <style:text-properties fo:font-weight="normal" officeooo:rsid="020dfa2f" style:font-weight-asian="normal" style:font-weight-complex="normal"/>
    </style:style>
    <style:style style:name="T136" style:family="text">
      <style:text-properties fo:font-weight="normal" officeooo:rsid="020e7878" style:font-weight-asian="normal" style:font-weight-complex="normal"/>
    </style:style>
    <style:style style:name="T137" style:family="text">
      <style:text-properties fo:font-weight="normal" officeooo:rsid="0226fdb9" style:font-weight-asian="normal" style:font-weight-complex="normal"/>
    </style:style>
    <style:style style:name="T138" style:family="text">
      <style:text-properties fo:font-weight="normal" officeooo:rsid="0227a962" style:font-weight-asian="normal" style:font-weight-complex="normal"/>
    </style:style>
    <style:style style:name="T139" style:family="text">
      <style:text-properties fo:font-weight="normal" officeooo:rsid="02291127" style:font-weight-asian="normal" style:font-weight-complex="normal"/>
    </style:style>
    <style:style style:name="T140" style:family="text">
      <style:text-properties fo:font-weight="normal" officeooo:rsid="022ab9fb" style:font-weight-asian="normal" style:font-weight-complex="normal"/>
    </style:style>
    <style:style style:name="T141" style:family="text">
      <style:text-properties fo:font-weight="normal" officeooo:rsid="022c9e62" style:font-weight-asian="normal" style:font-weight-complex="normal"/>
    </style:style>
    <style:style style:name="T142" style:family="text">
      <style:text-properties fo:font-weight="normal" officeooo:rsid="022cc40c" style:font-weight-asian="normal" style:font-weight-complex="normal"/>
    </style:style>
    <style:style style:name="T143" style:family="text">
      <style:text-properties fo:font-weight="normal" officeooo:rsid="022cf89f" style:font-weight-asian="normal" style:font-weight-complex="normal"/>
    </style:style>
    <style:style style:name="T144" style:family="text">
      <style:text-properties fo:font-weight="normal" officeooo:rsid="022e55f0" style:font-weight-asian="normal" style:font-weight-complex="normal"/>
    </style:style>
    <style:style style:name="T145" style:family="text">
      <style:text-properties fo:font-weight="normal" officeooo:rsid="026116d4" style:font-weight-asian="normal" style:font-weight-complex="normal"/>
    </style:style>
    <style:style style:name="T146" style:family="text">
      <style:text-properties fo:font-weight="normal" officeooo:rsid="02644577" style:font-weight-asian="normal" style:font-weight-complex="normal"/>
    </style:style>
    <style:style style:name="T147" style:family="text">
      <style:text-properties fo:font-weight="normal" officeooo:rsid="00c03fb6" style:font-weight-asian="normal" style:font-weight-complex="normal"/>
    </style:style>
    <style:style style:name="T148" style:family="text">
      <style:text-properties fo:font-weight="bold" style:font-weight-asian="bold" style:font-weight-complex="bold"/>
    </style:style>
    <style:style style:name="T149" style:family="text">
      <style:text-properties officeooo:rsid="0038733f"/>
    </style:style>
    <style:style style:name="T150" style:family="text">
      <style:text-properties officeooo:rsid="00388f8a"/>
    </style:style>
    <style:style style:name="T151" style:family="text">
      <style:text-properties officeooo:rsid="003da2b4"/>
    </style:style>
    <style:style style:name="T152" style:family="text">
      <style:text-properties officeooo:rsid="004b99d3"/>
    </style:style>
    <style:style style:name="T153" style:family="text">
      <style:text-properties officeooo:rsid="0056ffab"/>
    </style:style>
    <style:style style:name="T154" style:family="text">
      <style:text-properties officeooo:rsid="005a3b8a"/>
    </style:style>
    <style:style style:name="T155" style:family="text">
      <style:text-properties officeooo:rsid="005ed24d"/>
    </style:style>
    <style:style style:name="T156" style:family="text">
      <style:text-properties officeooo:rsid="0075faf0"/>
    </style:style>
    <style:style style:name="T157" style:family="text">
      <style:text-properties officeooo:rsid="0081abd2"/>
    </style:style>
    <style:style style:name="T158" style:family="text">
      <style:text-properties officeooo:rsid="00a2bc53"/>
    </style:style>
    <style:style style:name="T159" style:family="text">
      <style:text-properties officeooo:rsid="00ddb908"/>
    </style:style>
    <style:style style:name="T160" style:family="text">
      <style:text-properties officeooo:rsid="00e53617"/>
    </style:style>
    <style:style style:name="T161" style:family="text">
      <style:text-properties officeooo:rsid="00e99165"/>
    </style:style>
    <style:style style:name="T162" style:family="text">
      <style:text-properties officeooo:rsid="00ffa259"/>
    </style:style>
    <style:style style:name="T163" style:family="text">
      <style:text-properties officeooo:rsid="010b74f4"/>
    </style:style>
    <style:style style:name="T164" style:family="text">
      <style:text-properties officeooo:rsid="011dc5ec"/>
    </style:style>
    <style:style style:name="T165" style:family="text">
      <style:text-properties officeooo:rsid="014adbbf"/>
    </style:style>
    <style:style style:name="T166" style:family="text">
      <style:text-properties officeooo:rsid="0168d509"/>
    </style:style>
    <style:style style:name="T167" style:family="text">
      <style:text-properties officeooo:rsid="0186cb1d"/>
    </style:style>
    <style:style style:name="T168" style:family="text">
      <style:text-properties officeooo:rsid="018b7f1e"/>
    </style:style>
    <style:style style:name="T169" style:family="text">
      <style:text-properties officeooo:rsid="018cc66d"/>
    </style:style>
    <style:style style:name="T170" style:family="text">
      <style:text-properties officeooo:rsid="01e819fb"/>
    </style:style>
    <style:style style:name="T171" style:family="text">
      <style:text-properties officeooo:rsid="01f719ff"/>
    </style:style>
    <style:style style:name="T172" style:family="text">
      <style:text-properties officeooo:rsid="01fc95dd"/>
    </style:style>
    <style:style style:name="T173" style:family="text">
      <style:text-properties officeooo:rsid="02014988"/>
    </style:style>
    <style:style style:name="T174" style:family="text">
      <style:text-properties officeooo:rsid="02205fdb"/>
    </style:style>
    <style:style style:name="T175" style:family="text">
      <style:text-properties officeooo:rsid="02254607"/>
    </style:style>
    <style:style style:name="T176" style:family="text">
      <style:text-properties officeooo:rsid="0239d8c1"/>
    </style:style>
    <style:style style:name="T177" style:family="text">
      <style:text-properties officeooo:rsid="01fac099"/>
    </style:style>
    <style:style style:name="T178" style:family="text">
      <style:text-properties officeooo:rsid="0267529f"/>
    </style:style>
    <style:style style:name="T179" style:family="text">
      <style:text-properties officeooo:rsid="0289388b"/>
    </style:style>
    <style:style style:name="T180" style:family="text">
      <style:text-properties officeooo:rsid="028cc367"/>
    </style:style>
    <style:style style:name="T181" style:family="text">
      <style:text-properties officeooo:rsid="02a6b519"/>
    </style:style>
    <style:style style:name="T182" style:family="text">
      <style:text-properties style:text-position="sub 58%" fo:font-style="normal" officeooo:rsid="02a6b519" style:font-style-asian="normal" style:font-style-complex="normal"/>
    </style:style>
    <style:style style:name="T183" style:family="text">
      <style:text-properties style:text-position="sub 58%" fo:font-style="normal" fo:font-weight="normal" officeooo:rsid="02aa24cf" style:font-style-asian="normal" style:font-weight-asian="normal" style:font-style-complex="normal" style:font-weight-complex="normal"/>
    </style:style>
    <style:style style:name="T184" style:family="text">
      <style:text-properties style:text-position="sub 58%" fo:font-style="normal" fo:font-weight="normal" officeooo:rsid="02a6b519" style:font-style-asian="normal" style:font-weight-asian="normal" style:font-style-complex="normal" style:font-weight-complex="normal"/>
    </style:style>
    <style:style style:name="T185" style:family="text">
      <style:text-properties style:text-position="sub 58%" fo:font-style="normal" fo:font-weight="normal" officeooo:rsid="02bb2c53" style:font-style-asian="normal" style:font-weight-asian="normal" style:font-style-complex="normal" style:font-weight-complex="normal"/>
    </style:style>
    <style:style style:name="T186" style:family="text">
      <style:text-properties style:text-position="sub 58%" fo:font-style="normal" style:text-underline-style="none" fo:font-weight="normal" officeooo:rsid="02c3eeac" style:font-style-asian="normal" style:font-weight-asian="normal" style:font-style-complex="normal" style:font-weight-complex="normal"/>
    </style:style>
    <style:style style:name="T187" style:family="text">
      <style:text-properties style:text-position="sub 58%" fo:font-style="italic" fo:font-weight="normal" officeooo:rsid="02c3eeac" style:font-style-asian="italic" style:font-weight-asian="normal" style:font-style-complex="italic" style:font-weight-complex="normal"/>
    </style:style>
    <style:style style:name="T188" style:family="text">
      <style:text-properties style:text-position="sub 58%" fo:font-style="italic" style:text-underline-style="none" fo:font-weight="normal" officeooo:rsid="02c3eeac" style:font-style-asian="italic" style:font-weight-asian="normal" style:font-style-complex="italic" style:font-weight-complex="normal"/>
    </style:style>
    <style:style style:name="T189" style:family="text">
      <style:text-properties style:text-position="0% 100%" fo:font-style="normal" officeooo:rsid="02a6b519" style:font-style-asian="normal" style:font-style-complex="normal"/>
    </style:style>
    <style:style style:name="T190" style:family="text">
      <style:text-properties style:text-position="0% 100%" fo:font-style="normal" fo:font-weight="normal" officeooo:rsid="02ac6ccd" style:font-style-asian="normal" style:font-weight-asian="normal" style:font-style-complex="normal" style:font-weight-complex="normal"/>
    </style:style>
    <style:style style:name="T191" style:family="text">
      <style:text-properties style:text-position="0% 100%" fo:font-style="normal" fo:font-weight="normal" officeooo:rsid="02b95ec1" style:font-style-asian="normal" style:font-weight-asian="normal" style:font-style-complex="normal" style:font-weight-complex="normal"/>
    </style:style>
    <style:style style:name="T192" style:family="text">
      <style:text-properties style:text-position="0% 100%" fo:font-style="normal" fo:font-weight="normal" officeooo:rsid="02bba4cb" style:font-style-asian="normal" style:font-weight-asian="normal" style:font-style-complex="normal" style:font-weight-complex="normal"/>
    </style:style>
    <style:style style:name="T193" style:family="text">
      <style:text-properties style:text-position="0% 100%" fo:font-style="normal" fo:font-weight="normal" officeooo:rsid="02bda032" style:font-style-asian="normal" style:font-weight-asian="normal" style:font-style-complex="normal" style:font-weight-complex="normal"/>
    </style:style>
    <style:style style:name="T194" style:family="text">
      <style:text-properties style:text-position="0% 100%" fo:font-style="normal" fo:font-weight="normal" officeooo:rsid="02bf5b0d" style:font-style-asian="normal" style:font-weight-asian="normal" style:font-style-complex="normal" style:font-weight-complex="normal"/>
    </style:style>
    <style:style style:name="T195" style:family="text">
      <style:text-properties style:text-position="0% 100%" fo:font-style="normal" fo:font-weight="normal" officeooo:rsid="02c0b5a8" style:font-style-asian="normal" style:font-weight-asian="normal" style:font-style-complex="normal" style:font-weight-complex="normal"/>
    </style:style>
    <style:style style:name="T196" style:family="text">
      <style:text-properties style:text-position="0% 100%" fo:font-style="normal" fo:font-weight="normal" officeooo:rsid="02c0cb5f" style:font-style-asian="normal" style:font-weight-asian="normal" style:font-style-complex="normal" style:font-weight-complex="normal"/>
    </style:style>
    <style:style style:name="T197" style:family="text">
      <style:text-properties style:text-position="0% 100%" fo:font-style="normal" fo:font-weight="normal" officeooo:rsid="02c25a5a" style:font-style-asian="normal" style:font-weight-asian="normal" style:font-style-complex="normal" style:font-weight-complex="normal"/>
    </style:style>
    <style:style style:name="T198" style:family="text">
      <style:text-properties style:text-position="0% 100%" fo:font-style="normal" fo:font-weight="normal" officeooo:rsid="02c26c8b" style:font-style-asian="normal" style:font-weight-asian="normal" style:font-style-complex="normal" style:font-weight-complex="normal"/>
    </style:style>
    <style:style style:name="T199" style:family="text">
      <style:text-properties style:text-position="0% 100%" fo:font-style="normal" fo:font-weight="normal" officeooo:rsid="02c2ba23" style:font-style-asian="normal" style:font-weight-asian="normal" style:font-style-complex="normal" style:font-weight-complex="normal"/>
    </style:style>
    <style:style style:name="T200" style:family="text">
      <style:text-properties style:text-position="0% 100%" fo:font-style="normal" fo:font-weight="normal" officeooo:rsid="02c40ac9"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2c3eeac" style:font-style-asian="normal" style:font-weight-asian="normal" style:font-style-complex="normal" style:font-weight-complex="normal"/>
    </style:style>
    <style:style style:name="T202" style:family="text">
      <style:text-properties style:text-position="0% 100%" fo:font-weight="normal" officeooo:rsid="02aa24cf" style:font-weight-asian="normal" style:font-weight-complex="normal"/>
    </style:style>
    <style:style style:name="T203" style:family="text">
      <style:text-properties style:text-position="0% 100%" fo:font-weight="normal" officeooo:rsid="02ab8388" style:font-weight-asian="normal" style:font-weight-complex="normal"/>
    </style:style>
    <style:style style:name="T204" style:family="text">
      <style:text-properties style:text-position="0% 100%" fo:font-weight="normal" officeooo:rsid="02ac6ccd" style:font-weight-asian="normal" style:font-weight-complex="normal"/>
    </style:style>
    <style:style style:name="T205" style:family="text">
      <style:text-properties style:text-position="0% 100%" fo:font-style="italic" fo:font-weight="normal" officeooo:rsid="02b95ec1" style:font-style-asian="italic" style:font-weight-asian="normal" style:font-style-complex="italic" style:font-weight-complex="normal"/>
    </style:style>
    <style:style style:name="T206" style:family="text">
      <style:text-properties style:text-position="0% 100%" fo:font-style="italic" fo:font-weight="normal" officeooo:rsid="02bb2c53" style:font-style-asian="italic" style:font-weight-asian="normal" style:font-style-complex="italic" style:font-weight-complex="normal"/>
    </style:style>
    <style:style style:name="T207" style:family="text">
      <style:text-properties style:text-position="0% 100%" fo:font-style="italic" fo:font-weight="normal" officeooo:rsid="02bda032" style:font-style-asian="italic" style:font-weight-asian="normal" style:font-style-complex="italic" style:font-weight-complex="normal"/>
    </style:style>
    <style:style style:name="T208" style:family="text">
      <style:text-properties style:text-position="0% 100%" fo:font-style="italic" fo:font-weight="normal" officeooo:rsid="02c2ba23" style:font-style-asian="italic" style:font-weight-asian="normal" style:font-style-complex="italic" style:font-weight-complex="normal"/>
    </style:style>
    <style:style style:name="T209" style:family="text">
      <style:text-properties style:text-position="0% 100%" fo:font-style="italic" fo:font-weight="normal" officeooo:rsid="02c3eeac" style:font-style-asian="italic" style:font-weight-asian="normal" style:font-style-complex="italic" style:font-weight-complex="normal"/>
    </style:style>
    <style:style style:name="T210" style:family="text">
      <style:text-properties style:text-position="0% 100%" fo:font-style="italic" style:text-underline-style="none" fo:font-weight="normal" officeooo:rsid="02c3eeac" style:font-style-asian="italic" style:font-weight-asian="normal" style:font-style-complex="italic" style:font-weight-complex="normal"/>
    </style:style>
    <style:style style:name="T211" style:family="text">
      <style:text-properties officeooo:rsid="02ebc8c5"/>
    </style:style>
    <style:style style:name="T212" style:family="text">
      <style:text-properties officeooo:rsid="02f4f20f"/>
    </style:style>
    <style:style style:name="T213" style:family="text">
      <style:text-properties officeooo:rsid="0301ef5b"/>
    </style:style>
    <style:style style:name="T214" style:family="text">
      <style:text-properties officeooo:rsid="031d8b1f"/>
    </style:style>
    <style:style style:name="T215" style:family="text">
      <style:text-properties officeooo:rsid="032143c4"/>
    </style:style>
    <style:style style:name="T216" style:family="text">
      <style:text-properties officeooo:rsid="032c83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566cm" fo:min-width="3.852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185cm"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fff" draw:textarea-horizontal-align="justify" draw:textarea-vertical-align="middle" draw:auto-grow-height="false" fo:min-height="1.376cm" fo:min-width="9.10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Kieran Deane-Alder</text:p>
      <text:p text:style-name="P40">Medsci736 Final Report</text:p>
      <text:p text:style-name="P78"/>
      <text:p text:style-name="P41"><text:span text:style-name="T148">Abstract </text:span><text:span text:style-name="T160">(157 words)</text:span></text:p>
      <text:p text:style-name="P43"/>
      <text:p text:style-name="P43">Metabolomics <text:span text:style-name="T172">is the analysis of all metabolites produced by a cell, tissue, organ, or even whole organism (the 'metabolome').</text:span> <text:span text:style-name="T172">A</text:span>s an emerging science, is explicitly concerned with the analyis of large datasets. <text:span text:style-name="T156">The instrumentation used to isolate and identify metabolites – gas (GC-MS) or liquid chromatography (LC-MS) mass spectrometry – produces relative, rather than absolute, measurements. This necessitates the use of specialised software, including custom R scripts, for normalising data and drawing appropriate statistical inferences.</text:span></text:p>
      <text:p text:style-name="P43"/>
      <text:p text:style-name="P47">It is also critical to <text:span text:style-name="T157">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46"/>
      <text:p text:style-name="P42"><text:span text:style-name="T151">NOvel </text:span>R <text:span text:style-name="T150">s</text:span>cript <text:span text:style-name="T149">f</text:span>or <text:span text:style-name="T149">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149">https://github.com/kdea020/metabolomics-project</text:span></text:a><text:span text:style-name="T149">. </text:span></text:p>
      <text:p text:style-name="P24"/>
      <text:p text:style-name="P24"/>
      <text:p text:style-name="P25">Keywords:</text:p>
      <text:p text:style-name="P45">Metabolomics, <text:span text:style-name="T155">parametric testing, sampling errors, linear regression</text:span></text:p>
      <text:p text:style-name="P24"/>
      <text:p text:style-name="P30">How to cite:<text:span text:style-name="T81"> </text:span><text:span text:style-name="T82">Deane-Alder, K. </text:span><text:span text:style-name="T83">(2016). </text:span><text:span text:style-name="T84">N</text:span><text:span text:style-name="T87">o</text:span><text:span text:style-name="T84">RAND: </text:span><text:span text:style-name="T86">N</text:span><text:span text:style-name="T87">o</text:span><text:span text:style-name="T86">vel R script for the Analysis of Non-randomised Data</text:span><text:span text:style-name="T85">. Journal of Open Research Software. </text:span><text:span text:style-name="T134">Issue(Volume), </text:span><text:span text:style-name="T136">pp</text:span><text:span text:style-name="T134">. </text:span><text:span text:style-name="T135">DOI.</text:span></text:p>
      <text:p text:style-name="P24"/>
      <text:p text:style-name="P24"/>
      <text:p text:style-name="P26"><text:span text:style-name="T153">1) </text:span>OVERVIEW</text:p>
      <text:p text:style-name="P44"/>
      <text:p text:style-name="P27">Introduct<text:span text:style-name="T152">i</text:span>on</text:p>
      <text:p text:style-name="P12"/>
      <text:p text:style-name="P77"><text:span text:style-name="T180">Data</text:span> randomisation <text:span text:style-name="T174">is a critical component of experiments in biology and medical science. Sufficient randomisation means that non-biological sources of variance are more prone to follow a distribution separate to the effect the experiment is trying to measure (). Undesirable effects (i.e. those caused by alterations in equipment sensitivity) that occur in a normal distribution can often be corrected for without removing real biological variance. These effects – such as batch effects and machine drift – are reducible sources of error with appropriate experimental design. Error that can not be reduced in such a fashion may still be corrected for by data processing and statistically informed correction procedures.</text:span></text:p>
      <text:p text:style-name="P77"/>
      <text:p text:style-name="P103">Metabolomics .</text:p>
      <text:p text:style-name="P77"/>
      <text:p text:style-name="P12"/>
      <text:p text:style-name="P79">NoRAND</text:p>
      <text:p text:style-name="P98">NoRAND comes with a set of example data to demonstrate <text:span text:style-name="T173">the use and purpose of the program. This dataset is anonymised for subject names and includes a panel of 47 compounds. The data were obtained by GC-MS analysis of hair samples and have been normalised to biomass and D4-Alanine, an internal standard.</text:span></text:p>
      <text:p text:style-name="P98"/>
      <text:p text:style-name="P98"><text:soft-page-break/><text:span text:style-name="T179">This dataset has a few serious issues that NoRAND attempts to correct: first and formost, the samples were not randomised (i.e. measured or obtained in a random order). In this particular dataset, all controls were run first, followed by all cases. As such, any variance introduced by equipment or experimental procedure could cause a greater (or lesser) difference in means between controls and cases by</text:span></text:p>
      <text:p text:style-name="P98"/>
      <text:p text:style-name="P105">Furthermore, there was</text:p>
      <text:p text:style-name="P11"/>
      <text:p text:style-name="P11"/>
      <text:p text:style-name="P11"/>
      <text:p text:style-name="P11"/>
      <text:p text:style-name="P11"/>
      <text:p text:style-name="P104">BEFORE/AFTER <text:span text:style-name="T211">PICTURES!!!</text:span></text:p>
      <text:p text:style-name="P11"/>
      <text:p text:style-name="P99"/>
      <text:p text:style-name="P31">Statistical methods</text:p>
      <text:p text:style-name="P48"/>
      <text:p text:style-name="P66">Linear regression</text:p>
      <text:p text:style-name="P100"><text:span text:style-name="T50">The linear regression </text:span><text:span text:style-name="T33">model </text:span><text:span text:style-name="T34">in NoRAND employs </text:span><text:span text:style-name="T35">R's default </text:span><text:span text:style-name="T67">base</text:span><text:span text:style-name="T35"> </text:span><text:span text:style-name="T36">linear model function, </text:span><text:span text:style-name="T68">lm()</text:span><text:span text:style-name="T36">. This</text:span><text:span text:style-name="T45"> perform</text:span><text:span text:style-name="T66">s</text:span><text:span text:style-name="T45"> a simple least-squares linear regression</text:span><text:span text:style-name="T37">, </text:span><text:span text:style-name="T71">following</text:span><text:span text:style-name="T70"> the equation</text:span></text:p>
      <text:p text:style-name="P100"><text:span text:style-name="T70"/></text:p>
      <text:p text:style-name="P96">Y <text:span text:style-name="T12">= </text:span><text:span text:style-name="T181">B</text:span><text:span text:style-name="T182">0</text:span><text:span text:style-name="T189"> + </text:span><text:span text:style-name="T202">B</text:span><text:span text:style-name="T183">1</text:span><text:span text:style-name="T202">X </text:span><text:span text:style-name="T203">+ </text:span><text:span text:style-name="T204">e</text:span><text:span text:style-name="T190">,</text:span></text:p>
      <text:p text:style-name="P100"><text:span text:style-name="T37"/></text:p>
      <text:p text:style-name="P101"><text:span text:style-name="T72">w</text:span><text:span text:style-name="T25">here </text:span><text:span text:style-name="T9">Y</text:span><text:span text:style-name="T73"> </text:span><text:span text:style-name="T74">and </text:span><text:span text:style-name="T10">X</text:span><text:span text:style-name="T74"> </text:span><text:span text:style-name="T75">are the cartesian coordinates </text:span><text:span text:style-name="T76">of points </text:span><text:span text:style-name="T78">following</text:span><text:span text:style-name="T76"> the </text:span><text:span text:style-name="T77">line, <text:s/></text:span><text:span text:style-name="T11">B</text:span><text:span text:style-name="T184">0 </text:span><text:span text:style-name="T191">is the </text:span><text:span text:style-name="T205">y-</text:span><text:span text:style-name="T191">intercept of the line, </text:span><text:span text:style-name="T206">B</text:span><text:span text:style-name="T185">1 </text:span><text:span text:style-name="T192">is the slope </text:span><text:span text:style-name="T193">and </text:span><text:span text:style-name="T207">e</text:span><text:span text:style-name="T193"> </text:span><text:span text:style-name="T194">is a normally distributed disturbance term. </text:span><text:span text:style-name="T195">The least-squares regression method </text:span><text:span text:style-name="T196">minimizes the sum of </text:span><text:span text:style-name="T197">the</text:span><text:span text:style-name="T196"> residuals </text:span><text:span text:style-name="T200">found from the form</text:span><text:span text:style-name="T198"> </text:span><text:span text:style-name="T208">e</text:span><text:span text:style-name="T199"> = </text:span><text:span text:style-name="T209">Y</text:span><text:span text:style-name="T187">observed</text:span><text:span text:style-name="T186"> </text:span><text:span text:style-name="T201">– </text:span><text:span text:style-name="T210">Y</text:span><text:span text:style-name="T188">predicted</text:span><text:span text:style-name="T201">.</text:span></text:p>
      <text:p text:style-name="P100"><text:span text:style-name="T37"/></text:p>
      <text:p text:style-name="P100"><text:span text:style-name="T52">As </text:span><text:span text:style-name="T69">drift in sample readings over time</text:span><text:span text:style-name="T53"> generally follows a linear trend in one direction,</text:span><text:span text:style-name="T37"> </text:span><text:span text:style-name="T53">t</text:span><text:span text:style-name="T46">his is appropriate for </text:span><text:span text:style-name="T47">estimating </text:span><text:span text:style-name="T53">its</text:span><text:span text:style-name="T47"> effect </text:span><text:reference-mark-start text:name="ZOTERO_ITEM CSL_CITATION {&quot;citationID&quot;:&quot;2jf0n0lt7i&quot;,&quot;properties&quot;:{&quot;formattedCitation&quot;:&quot;(Wilkinson and Rogers, 1973)&quot;,&quot;plainCitation&quot;:&quot;(Wilkinson and Rogers, 1973)&quot;},&quot;citationItems&quot;:[{&quot;id&quot;:370,&quot;uris&quot;:[&quot;http://zotero.org/users/3367595/items/DRPM4HXV&quot;],&quot;uri&quot;:[&quot;http://zotero.org/users/3367595/items/DRPM4HXV&quot;],&quot;itemData&quot;:{&quot;id&quot;:370,&quot;type&quot;:&quot;article-journal&quot;,&quot;title&quot;:&quot;Symbolic descriptions of factorial models for analysis of variance.&quot;,&quot;container-title&quot;:&quot;Applied Statistics&quot;,&quot;page&quot;:&quot;392-399&quot;,&quot;volume&quot;:&quot;22&quot;,&quot;author&quot;:[{&quot;family&quot;:&quot;Wilkinson&quot;,&quot;given&quot;:&quot;G. N.&quot;},{&quot;family&quot;:&quot;Rogers&quot;,&quot;given&quot;:&quot;C. E.&quot;}],&quot;issued&quot;:{&quot;date-parts&quot;:[[&quot;1973&quot;]]}}}],&quot;schema&quot;:&quot;https://github.com/citation-style-language/schema/raw/master/csl-citation.json&quot;} RNDwOTh5B8ass"/>(Wilkinson and Rogers, 1973)<text:reference-mark-end text:name="ZOTERO_ITEM CSL_CITATION {&quot;citationID&quot;:&quot;2jf0n0lt7i&quot;,&quot;properties&quot;:{&quot;formattedCitation&quot;:&quot;(Wilkinson and Rogers, 1973)&quot;,&quot;plainCitation&quot;:&quot;(Wilkinson and Rogers, 1973)&quot;},&quot;citationItems&quot;:[{&quot;id&quot;:370,&quot;uris&quot;:[&quot;http://zotero.org/users/3367595/items/DRPM4HXV&quot;],&quot;uri&quot;:[&quot;http://zotero.org/users/3367595/items/DRPM4HXV&quot;],&quot;itemData&quot;:{&quot;id&quot;:370,&quot;type&quot;:&quot;article-journal&quot;,&quot;title&quot;:&quot;Symbolic descriptions of factorial models for analysis of variance.&quot;,&quot;container-title&quot;:&quot;Applied Statistics&quot;,&quot;page&quot;:&quot;392-399&quot;,&quot;volume&quot;:&quot;22&quot;,&quot;author&quot;:[{&quot;family&quot;:&quot;Wilkinson&quot;,&quot;given&quot;:&quot;G. N.&quot;},{&quot;family&quot;:&quot;Rogers&quot;,&quot;given&quot;:&quot;C. E.&quot;}],&quot;issued&quot;:{&quot;date-parts&quot;:[[&quot;1973&quot;]]}}}],&quot;schema&quot;:&quot;https://github.com/citation-style-language/schema/raw/master/csl-citation.json&quot;} RNDwOTh5B8ass"/><text:span text:style-name="T51">.</text:span></text:p>
      <text:p text:style-name="P59"/>
      <text:p text:style-name="P59"><text:span text:style-name="T81"/></text:p>
      <text:p text:style-name="P59"><text:span text:style-name="T81">Stairstep </text:span><text:span text:style-name="T130">method</text:span></text:p>
      <text:p text:style-name="P86">The stairstep model <text:span text:style-name="T176">splits the dataset into two "batches" and attempts correct for a potential batch effect when a significant break between measurements has occurred. It takes the residuals of the average difference between measurements before and after the pre-defined "break", and subtracts from the "after" data to crudely eliminate the effect. The assumption is that in such cases the effect of the break is significant enough that removing it will not necessarily eliminate real biological variation – merely reduce noise.</text:span></text:p>
      <text:p text:style-name="P20"/>
      <text:p text:style-name="P60"><text:span text:style-name="T26">T</text:span><text:span text:style-name="T25">he stairstep method </text:span><text:span text:style-name="T49">for correction</text:span><text:span text:style-name="T25"> </text:span><text:span text:style-name="T27">requires </text:span><text:span text:style-name="T28">the user to </text:span><text:span text:style-name="T29">modify </text:span><text:span text:style-name="T48">a function </text:span><text:span text:style-name="T30">in order to </text:span><text:span text:style-name="T32">manually</text:span><text:span text:style-name="T30"> specify </text:span><text:span text:style-name="T31">where a break in measurements might have occured. </text:span><text:span text:style-name="T43">Instructions on how to do this can be found in the </text:span><text:span text:style-name="T54">README</text:span><text:span text:style-name="T43">.md </text:span><text:span text:style-name="T44">file in the NoRAND GitHub repository.</text:span></text:p>
      <text:p text:style-name="P19"/>
      <text:p text:style-name="P19"/>
      <text:p text:style-name="P90"><text:span text:style-name="T6">Covariate model</text:span></text:p>
      <text:p text:style-name="P55">The covariate <text:span text:style-name="T170">model attempts to remove the influence of equipment drift and run-order by using whether the sample was a case, or control, as a confounder variable alongside the aforementioned linear regression.</text:span></text:p>
      <text:p text:style-name="P48"/>
      <text:p text:style-name="P48"/>
      <text:p text:style-name="P67">P-value reporting</text:p>
      <text:p text:style-name="P61"><text:span text:style-name="T25">The p-values </text:span><text:span text:style-name="T39">reported in</text:span><text:span text:style-name="T38"> NoRAND'</text:span><text:span text:style-name="T39">s final model summary </text:span><text:span text:style-name="T40">are </text:span><text:span text:style-name="T41">generated by </text:span><text:span text:style-name="T55">a </text:span><text:span text:style-name="T58">two-tailed</text:span><text:span text:style-name="T42"> </text:span><text:span text:style-name="T56">t-test </text:span><text:span text:style-name="T57">of </text:span><text:soft-page-break/><text:span text:style-name="T57">differences </text:span><text:span text:style-name="T59">in means between cases and controls, after correction for each model. </text:span><text:span text:style-name="T64">NoRAND </text:span><text:span text:style-name="T60">uses the standard </text:span><text:span text:style-name="T65">base</text:span><text:span text:style-name="T60"> t.test() function </text:span><text:span text:style-name="T61">in R </text:span><text:span text:style-name="T62">3.3.1 </text:span><text:span text:style-name="T63">with default parameters.</text:span></text:p>
      <text:p text:style-name="P48"/>
      <text:p text:style-name="P68">Q-value reporting</text:p>
      <text:p text:style-name="Standard"><text:span text:style-name="T147">The </text:span><text:span text:style-name="T91">q</text:span><text:span text:style-name="T147">-value produced </text:span><text:span text:style-name="T88">by </text:span><text:span text:style-name="T101">NoRAND </text:span><text:span text:style-name="T102">uses the </text:span><text:span text:style-name="T131">BioConductor qvalue package, </text:span><text:span text:style-name="T132">employing a version of the</text:span><text:span text:style-name="T102"> Benjamini-Hochb</text:span><text:span text:style-name="T146">e</text:span><text:span text:style-name="T102">rg </text:span><text:span text:style-name="T146">correction</text:span><text:span text:style-name="T88"> </text:span><text:span text:style-name="T129">to</text:span><text:span text:style-name="T92"> estimate the false discovery rate </text:span><text:reference-mark-start text:name="ZOTERO_ITEM CSL_CITATION {&quot;citationID&quot;:&quot;qokrh5omm&quot;,&quot;properties&quot;:{&quot;formattedCitation&quot;:&quot;(Benjamini and Hochberg, 1995)&quot;,&quot;plainCitation&quot;:&quot;(Benjamini and Hochberg, 1995)&quot;},&quot;citationItems&quot;:[{&quot;id&quot;:371,&quot;uris&quot;:[&quot;http://zotero.org/users/3367595/items/Z3WZE6GF&quot;],&quot;uri&quot;:[&quot;http://zotero.org/users/3367595/items/Z3WZE6GF&quot;],&quot;itemData&quot;:{&quot;id&quot;:371,&quot;type&quot;:&quot;article-journal&quot;,&quot;title&quot;:&quot;Controlling the False Discovery Rate: A Practical and Powerful Approach to Multiple Testing&quot;,&quot;container-title&quot;:&quot;Journal of the Royal Statistical Society. Series B (Methodological)&quot;,&quot;page&quot;:&quot;289-300&quot;,&quot;volume&quot;:&quot;57&quot;,&quot;issue&quot;:&quot;1&quot;,&quot;source&quot;:&quot;JSTOR&quot;,&quot;abstract&quot;:&quot;The common approach to the multiplicity problem calls for controlling the familywise error rate (FWER). This approach, though, has faults, and we point out a few. A different approach to problems of multiple significance testing is presented. It calls for controlling the expected proportion of falsely rejected hypotheses-the false discovery rate. This error rate is equivalent to the FWER when all hypotheses are true but is smaller otherwise. Therefore, in problems where the control of the false discovery rate rather than that of the FWER is desired, there is potential for a gain in power. A simple sequential Bonferroni-type procedure is proved to control the false discovery rate for independent test statistics, and a simulation study shows that the gain in power is substantial. The use of the new procedure and the appropriateness of the criterion are illustrated with examples.&quot;,&quot;ISSN&quot;:&quot;0035-9246&quot;,&quot;shortTitle&quot;:&quot;Controlling the False Discovery Rate&quot;,&quot;journalAbbreviation&quot;:&quot;Journal of the Royal Statistical Society. Series B (Methodological)&quot;,&quot;author&quot;:[{&quot;family&quot;:&quot;Benjamini&quot;,&quot;given&quot;:&quot;Yoav&quot;},{&quot;family&quot;:&quot;Hochberg&quot;,&quot;given&quot;:&quot;Yosef&quot;}],&quot;issued&quot;:{&quot;date-parts&quot;:[[&quot;1995&quot;]]}}}],&quot;schema&quot;:&quot;https://github.com/citation-style-language/schema/raw/master/csl-citation.json&quot;} RNDwE2bgbLyrQ"/>(Benjamini and Hochberg, 1995)<text:reference-mark-end text:name="ZOTERO_ITEM CSL_CITATION {&quot;citationID&quot;:&quot;qokrh5omm&quot;,&quot;properties&quot;:{&quot;formattedCitation&quot;:&quot;(Benjamini and Hochberg, 1995)&quot;,&quot;plainCitation&quot;:&quot;(Benjamini and Hochberg, 1995)&quot;},&quot;citationItems&quot;:[{&quot;id&quot;:371,&quot;uris&quot;:[&quot;http://zotero.org/users/3367595/items/Z3WZE6GF&quot;],&quot;uri&quot;:[&quot;http://zotero.org/users/3367595/items/Z3WZE6GF&quot;],&quot;itemData&quot;:{&quot;id&quot;:371,&quot;type&quot;:&quot;article-journal&quot;,&quot;title&quot;:&quot;Controlling the False Discovery Rate: A Practical and Powerful Approach to Multiple Testing&quot;,&quot;container-title&quot;:&quot;Journal of the Royal Statistical Society. Series B (Methodological)&quot;,&quot;page&quot;:&quot;289-300&quot;,&quot;volume&quot;:&quot;57&quot;,&quot;issue&quot;:&quot;1&quot;,&quot;source&quot;:&quot;JSTOR&quot;,&quot;abstract&quot;:&quot;The common approach to the multiplicity problem calls for controlling the familywise error rate (FWER). This approach, though, has faults, and we point out a few. A different approach to problems of multiple significance testing is presented. It calls for controlling the expected proportion of falsely rejected hypotheses-the false discovery rate. This error rate is equivalent to the FWER when all hypotheses are true but is smaller otherwise. Therefore, in problems where the control of the false discovery rate rather than that of the FWER is desired, there is potential for a gain in power. A simple sequential Bonferroni-type procedure is proved to control the false discovery rate for independent test statistics, and a simulation study shows that the gain in power is substantial. The use of the new procedure and the appropriateness of the criterion are illustrated with examples.&quot;,&quot;ISSN&quot;:&quot;0035-9246&quot;,&quot;shortTitle&quot;:&quot;Controlling the False Discovery Rate&quot;,&quot;journalAbbreviation&quot;:&quot;Journal of the Royal Statistical Society. Series B (Methodological)&quot;,&quot;author&quot;:[{&quot;family&quot;:&quot;Benjamini&quot;,&quot;given&quot;:&quot;Yoav&quot;},{&quot;family&quot;:&quot;Hochberg&quot;,&quot;given&quot;:&quot;Yosef&quot;}],&quot;issued&quot;:{&quot;date-parts&quot;:[[&quot;1995&quot;]]}}}],&quot;schema&quot;:&quot;https://github.com/citation-style-language/schema/raw/master/csl-citation.json&quot;} RNDwE2bgbLyrQ"/><text:span text:style-name="T88">. </text:span><text:span text:style-name="T93">This </text:span><text:span text:style-name="T94">is intended to </text:span><text:span text:style-name="T95">enable </text:span><text:span text:style-name="T96">users to </text:span><text:span text:style-name="T97">make inferences about the quality </text:span><text:span text:style-name="T98">of the p-values </text:span><text:span text:style-name="T99">reported by </text:span><text:span text:style-name="T100">each of the three </text:span><text:span text:style-name="T126">correctional</text:span><text:span text:style-name="T100"> models.</text:span><text:span text:style-name="T88"> </text:span><text:span text:style-name="T89">Th</text:span><text:span text:style-name="T127">e function</text:span><text:span text:style-name="T89"> can be adjusted to produce other </text:span><text:span text:style-name="T90">q-value</text:span><text:span text:style-name="T128">s by other methods</text:span><text:span text:style-name="T88"> </text:span><text:span text:style-name="T89">(</text:span><text:span text:style-name="T103">instructions </text:span><text:span text:style-name="T104">for this may be found in the </text:span><text:span text:style-name="T145">README</text:span><text:span text:style-name="T104"> file </text:span><text:span text:style-name="T106">accompanying NoRAND</text:span><text:span text:style-name="T105">).</text:span></text:p>
      <text:p text:style-name="P11"/>
      <text:p text:style-name="P11"/>
      <text:p text:style-name="P28">Implementation and architecture</text:p>
      <text:p text:style-name="P106">NoRAND consists of <text:span text:style-name="T159">several R scripts, each of which contains themed functions. These handle user input and file selection, produce plots of the data, and output interpretive statistics for each of the three correctional models. The user sources a single file from either the command line or an integrated development environment (IDE) such as RStudio, and then a simple series of questions guides them through locating and importing necessary data files, and then selecting and plotting compound(s) of interest. NoRAND also displays and exports interpretive statistics to aid interpretation of the data analysis.</text:span></text:p>
      <text:p text:style-name="P106"><draw:custom-shape text:anchor-type="paragraph" draw:z-index="1" draw:name="Shape1" draw:style-name="gr1" draw:text-style-name="P111" svg:width="4.022cm" svg:height="1.736cm" svg:x="6.161cm" svg:y="0.1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2" draw:style-name="gr2" draw:text-style-name="P113" svg:width="3.62cm" svg:height="1.186cm" svg:x="6.373cm" svg:y="0.363cm"><draw:text-box><text:p text:style-name="P112">Data Import Handling</text:p></draw:text-box></draw:frame></text:p>
      <text:p text:style-name="P106"/>
      <text:p text:style-name="P106"/>
      <text:p text:style-name="P106"><draw:line text:anchor-type="paragraph" draw:z-index="3" draw:name="Shape4" draw:style-name="gr3" draw:text-style-name="P112" svg:x1="9.484cm" svg:y1="0.406cm" svg:x2="11.114cm" svg:y2="2.734cm"><text:p/></draw:line><draw:line text:anchor-type="paragraph" draw:z-index="4" draw:name="Shape4" draw:style-name="gr3" draw:text-style-name="P112" svg:x1="6.606cm" svg:y1="0.406cm" svg:x2="5.505cm" svg:y2="2.798cm"><text:p/></draw:line></text:p>
      <text:p text:style-name="P106"><draw:frame text:anchor-type="paragraph" draw:z-index="5" draw:name="Shape2" draw:style-name="gr2" draw:text-style-name="P113" svg:width="3.62cm" svg:height="1.186cm" svg:x="2.88cm" svg:y="0.131cm"><draw:text-box><text:p text:style-name="P112">User selects </text:p><text:p text:style-name="P112">example data</text:p></draw:text-box></draw:frame><draw:frame text:anchor-type="paragraph" draw:z-index="6" draw:name="Shape2" draw:style-name="gr2" draw:text-style-name="P113" svg:width="3.62cm" svg:height="1.463cm" svg:x="10.289cm" svg:y="0.046cm"><draw:text-box><text:p text:style-name="P112">User selects their own dataset with GUI</text:p></draw:text-box></draw:frame></text:p>
      <text:p text:style-name="P106"/>
      <text:p text:style-name="P106"/>
      <text:p text:style-name="P106"/>
      <text:p text:style-name="P106"><draw:custom-shape text:anchor-type="paragraph" draw:z-index="7" draw:name="Shape1" draw:style-name="gr4" draw:text-style-name="P111" svg:width="9.251cm" svg:height="1.525cm" svg:x="3.156cm" svg:y="0.3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 draw:name="Shape3" draw:style-name="gr5" draw:text-style-name="P114" svg:width="8.975cm" svg:height="1.463cm" svg:x="3.325cm" svg:y="0.363cm"><draw:text-box><text:p>NoRAND performs data processing and determines compound names and sample run order.</text:p><text:p>Log transformation is also performed here.</text:p></draw:text-box></draw:frame></text:p>
      <text:p text:style-name="P106"/>
      <text:p text:style-name="P106"/>
      <text:p text:style-name="P106"><draw:line text:anchor-type="paragraph" draw:z-index="9" draw:name="Shape4" draw:style-name="gr3" draw:text-style-name="P112" svg:x1="8.045cm" svg:y1="0.427cm" svg:x2="8.045cm" svg:y2="1.782cm"><text:p/></draw:line></text:p>
      <text:p text:style-name="P106"/>
      <text:p text:style-name="P106"/>
      <text:p text:style-name="P106"><draw:custom-shape text:anchor-type="paragraph" draw:z-index="0" draw:name="Shape1" draw:style-name="gr1" draw:text-style-name="P111" svg:width="4.022cm" svg:height="1.736cm" svg:x="5.992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6"><draw:frame text:anchor-type="paragraph" draw:z-index="10" draw:name="Shape2" draw:style-name="gr5" draw:text-style-name="P113" svg:width="3.938cm" svg:height="1.463cm" svg:x="6.077cm" svg:y="0.046cm"><draw:text-box><text:p text:style-name="P112">User chooses the compound they wish to plot</text:p></draw:text-box></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text:span text:style-name="T6">Figure 1: </text:span><text:span text:style-name="T7">NoRAND workflow</text:span><text:span text:style-name="T24">.</text:span></text:p>
      <text:p text:style-name="P109"><text:soft-page-break/>NoRAND uses a linear workflow (figure 1, above) <text:span text:style-name="T213">that begins with file selection. After this, the data is imported into columns (samples) and rows (observations of relative abundance for each compound, per sample) in matrices and data frames as necessary. Data frames are highly useful data containers, unique to R, which can store additional attributes (such as column and row names) without altering the size and arrangement of the data inside. Notably, NoRAND requires the user to import two files (in .CSV format) into the program. The first contains metabolite relative abundance, per sample, in columns and rows as described above. The second file contains the order in which each sample was run during the experiment. This allows for analysis of the contribution of run order and batch effects to observed variance, outlined in the statistical methods section below.</text:span></text:p>
      <text:p text:style-name="P109"/>
      <text:p text:style-name="P110">More information <text:span text:style-name="T214">on the precise files and formats required by NoRAND are available in the README file in the official github repository.</text:span></text:p>
      <text:p text:style-name="P109"/>
      <text:p text:style-name="P109"><text:span text:style-name="T213">The next step for user input is choosing the compound</text:span></text:p>
      <text:p text:style-name="P108"/>
      <text:p text:style-name="P108"/>
      <text:p text:style-name="P108"/>
      <text:p text:style-name="P108"><text:span text:style-name="T216">Metabolomics studies have a tendency to generate large datasets , as they usually examine extensive panels of metabolites and aim for the large sample sizes needed for statistically powerful clinical study</text:span>. <text:span text:style-name="T215">CSV files are very simple structurally and R's read.csv() function is well-optimised. As such, the computational efficiency of NoRAND is quite good. On a modern laptop (Intel Skylake architecture) the example dataset (~4,000 values) is imported, processed, plotted and analysed in less than 100ms. The performance should scale well with large datasets, making this script suitable for timely use.</text:span></text:p>
      <text:p text:style-name="P108"/>
      <text:p text:style-name="P75"><text:span text:style-name="T168">Critically, </text:span>NoRAND <text:span text:style-name="T169">is designed to operate on normalised metabolomics data and and does not perform normalisation itself. Despite this, NoRAND has been tested with raw datasets and produced results comparable in quality to those from normalised data; however, this use is not recommended.</text:span></text:p>
      <text:p text:style-name="P56"/>
      <text:p text:style-name="P56"/>
      <text:p text:style-name="P39">Quality control</text:p>
      <text:p text:style-name="P70">The R functions were made under R version <text:span text:style-name="T162">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R version 3.3.0 or later is correctly installed.</text:span></text:p>
      <text:p text:style-name="P57"/>
      <text:p text:style-name="P57">N<text:span text:style-name="T161">o</text:span>RAND <text:span text:style-name="T163">also</text:span> includes a <text:span text:style-name="T158">series of tests in the file TESTING.R that run automatically with the program. These test the input and output for all novel functions and will report descriptive error messages if these do not match the expected output. Correct functioning of NoRAND may be verified by running the script with the provided example data.</text:span></text:p>
      <text:p text:style-name="P56"/>
      <text:p text:style-name="P29">2) <text:span text:style-name="T154">AVAILABILITY</text:span></text:p>
      <text:p text:style-name="P56"/>
      <text:p text:style-name="P32">Operating system</text:p>
      <text:p text:style-name="P35"><text:span text:style-name="T81">R scripts: </text:span><text:span text:style-name="T107">Windows 7/8/10, </text:span><text:span text:style-name="T108">Mac </text:span><text:span text:style-name="T109">(OSX ver. 10.x.x or above), </text:span><text:span text:style-name="T113">Linux</text:span><text:span text:style-name="T110"> </text:span><text:span text:style-name="T111">(</text:span><text:span text:style-name="T112">kernel 4.4.0-36-generic</text:span><text:span text:style-name="T111">).</text:span></text:p>
      <text:p text:style-name="P49"/>
      <text:p text:style-name="P32">Programming <text:span text:style-name="T164">l</text:span>anguage</text:p>
      <text:p text:style-name="P50">C and R (R functions).</text:p>
      <text:p text:style-name="P49"/>
      <text:p text:style-name="P33">Additional system requirements</text:p>
      <text:p text:style-name="P51"><text:soft-page-break/>None.</text:p>
      <text:p text:style-name="P51"/>
      <text:p text:style-name="P51"/>
      <text:p text:style-name="P34">Dependencies</text:p>
      <text:p text:style-name="P71"><text:span text:style-name="T115">The R scripts require </text:span><text:span text:style-name="T114">installation of R </text:span><text:span text:style-name="T140">version</text:span><text:span text:style-name="T114"> </text:span><text:span text:style-name="T139">3.3.0 or later</text:span><text:span text:style-name="T114"> (</text:span><text:a xlink:type="simple" xlink:href="http://cran.r-project.org/" text:style-name="Internet_20_link" text:visited-style-name="Visited_20_Internet_20_Link"><text:span text:style-name="T114">http://cran.r-project.org/</text:span></text:a><text:span text:style-name="T114">).</text:span></text:p>
      <text:p text:style-name="P91"><text:span text:style-name="T119">TESTING.R requires a</text:span><text:span text:style-name="T117"> package for testing functions</text:span><text:span text:style-name="T116">, </text:span><text:span text:style-name="T117">testthat, </text:span><text:span text:style-name="T133">kindly created by H. Wickham.</text:span><text:span text:style-name="T117"> </text:span><text:span text:style-name="T118">(</text:span><text:a xlink:type="simple" xlink:href="https://github.com/hadley/testthat" text:style-name="Internet_20_link" text:visited-style-name="Visited_20_Internet_20_Link"><text:span text:style-name="T141">https://github.com/hadley/testthat</text:span></text:a><text:span text:style-name="T118">).</text:span></text:p>
      <text:p text:style-name="P88"><text:span text:style-name="T118">T</text:span><text:span text:style-name="T81">he statistical functions </text:span><text:span text:style-name="T120">are dependent on </text:span><text:span text:style-name="T121">the BioConductor qvalue </text:span><text:span text:style-name="T122">package </text:span><text:span text:style-name="T144">for R,</text:span><text:span text:style-name="T122"> </text:span><text:span text:style-name="T123">in order to report q-values </text:span><text:span text:style-name="T124">(</text:span><text:a xlink:type="simple" xlink:href="https://bioconductor.org/packages/release/bioc/html/qvalue.html" text:style-name="Internet_20_link" text:visited-style-name="Visited_20_Internet_20_Link"><text:span text:style-name="T142">https://bioconductor.org/packages/release/bioc/html/qvalue.html</text:span></text:a><text:span text:style-name="T143">)</text:span><text:span text:style-name="T124">.</text:span></text:p>
      <text:p text:style-name="P89"><text:span text:style-name="T124">I</text:span><text:span text:style-name="T81">nstructions </text:span><text:span text:style-name="T137">for</text:span><text:span text:style-name="T81"> install</text:span><text:span text:style-name="T137">ing</text:span><text:span text:style-name="T81"> these </text:span><text:span text:style-name="T137">packages</text:span><text:span text:style-name="T81"> are available in the README </text:span><text:span text:style-name="T137">in the official NoRAND </text:span><text:span text:style-name="T138">Github repository (</text:span><text:a xlink:type="simple" xlink:href="https://github.com/kdea020/metabolomics-project" text:style-name="Internet_20_link" text:visited-style-name="Visited_20_Internet_20_Link"><text:span text:style-name="T125">https://github.com/kdea020/metabolomics-project</text:span></text:a><text:span text:style-name="T138">)</text:span></text:p>
      <text:p text:style-name="P52"/>
      <text:p text:style-name="P52"/>
      <text:p text:style-name="P36">Software location</text:p>
      <text:p text:style-name="P58"/>
      <text:p text:style-name="P58">Archive</text:p>
      <text:p text:style-name="P97"><text:span text:style-name="T8"/></text:p>
      <text:p text:style-name="P97"><text:span text:style-name="T8">Name</text:span></text:p>
      <text:p text:style-name="P72"><text:span text:style-name="T175">NoRAND </text:span>R scripts: <text:span text:style-name="T165">GitHub</text:span></text:p>
      <text:p text:style-name="P72"/>
      <text:p text:style-name="P65">Persistent identifier</text:p>
      <text:p text:style-name="P73"><text:span text:style-name="T23">NoRAND </text:span><text:span text:style-name="T22">R scripts:</text:span> <text:a xlink:type="simple" xlink:href="https://github.com/kdea020/metabolomics-project" text:style-name="Internet_20_link" text:visited-style-name="Visited_20_Internet_20_Link"><text:span text:style-name="T125">https://github.com/kdea020/metabolomics-project</text:span></text:a></text:p>
      <text:p text:style-name="P53"/>
      <text:p text:style-name="P62"><text:span text:style-name="T125">L</text:span><text:span text:style-name="T81">icense</text:span></text:p>
      <text:p text:style-name="P21">CC-BY-<text:span text:style-name="T171">4.0</text:span></text:p>
      <text:p text:style-name="P21"/>
      <text:p text:style-name="P69">Publisher</text:p>
      <text:p text:style-name="P22">Kieran Deane-Alder</text:p>
      <text:p text:style-name="P11"/>
      <text:p text:style-name="P63">Date published</text:p>
      <text:p text:style-name="P18">27/10/16</text:p>
      <text:p text:style-name="P16"/>
      <text:p text:style-name="P64">Language</text:p>
      <text:p text:style-name="P17">English.</text:p>
      <text:p text:style-name="P17"/>
      <text:p text:style-name="P17"/>
      <text:p text:style-name="P23">3) REUSE POTENTIAL</text:p>
      <text:p text:style-name="P74"><text:span text:style-name="T167">While</text:span> NoRAND was designed <text:span text:style-name="T166">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38">Competing interests</text:p>
      <text:p text:style-name="P54">The author declares that he has no competing interests.</text:p>
      <text:p text:style-name="P11"/>
      <text:p text:style-name="P11"/>
      <text:p text:style-name="P11"/>
      <text:p text:style-name="P11"/>
      <text:p text:style-name="P11"/>
      <text:p text:style-name="P37"><text:soft-page-break/>References</text:p>
      <text:p text:style-name="P11"/>
      <text:p text:style-name="P11"/>
      <text:p text:style-name="P76">in Harvard – square brackets</text:p>
      <text:p text:style-name="P76"/>
      <text:p text:style-name="P92"><text:span text:style-name="T177">[2] Wilkinson, G.N., Rogers, C.E., 1973. Symbolic descriptions of factorial models for analysis of variance. Appl. Stat. 22, 392–399.</text:span></text:p>
      <text:p text:style-name="P93"/>
      <text:p text:style-name="P93">[<text:span text:style-name="T178">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5530825423029198946" text:style-name="L1">
        <text:list-item>
          <text:p text:style-name="P80">Use template from J. Open. Res. Software</text:p>
        </text:list-item>
        <text:list-item>
          <text:p text:style-name="P82">You are sole author for purposes of submission.</text:p>
        </text:list-item>
      </text:list>
      <text:p text:style-name="P10"/>
      <text:p text:style-name="P10"><text:soft-page-break/>Go to the journal and <text:span text:style-name="T80">have a look at a paper similar to mine.</text:span></text:p>
      <text:p text:style-name="P10"/>
      <text:p text:style-name="P1">Overview section</text:p>
      <text:list xml:id="list7226372457988914905" text:style-name="L2">
        <text:list-item>
          <text:p text:style-name="P83">Allows you to place software in context of field.</text:p>
        </text:list-item>
        <text:list-item>
          <text:p text:style-name="P84">Why write the code to do the analysis?</text:p>
        </text:list-item>
        <text:list-item>
          <text:p text:style-name="P84">Lit review and comparison of other approaches to solve the problem.</text:p>
        </text:list-item>
        <text:list-item>
          <text:p text:style-name="P84">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79">do</text:span> to <text:span text:style-name="T6">test</text:span><text:span text:style-name="T12"> t</text:span><text:span text:style-name="T13">hat the code is working correctly.</text:span></text:p>
      <text:p text:style-name="P13"/>
      <text:p text:style-name="P8"><text:span text:style-name="T13">R</text:span><text:span text:style-name="T12">e-use potential? </text:span><text:span text:style-name="T15">"Who can use this code?" </text:span><text:span text:style-name="T16">And what elements in the code would need to be changed to achieve re-use?</text:span></text:p>
      <text:p text:style-name="P13"/>
      <text:p text:style-name="P7"><text:span text:style-name="T13">W</text:span><text:span text:style-name="T12">ill also need separate documentation </text:span><text:span text:style-name="T14">(and licensing details).</text:span></text:p>
      <text:p text:style-name="P14"/>
      <text:p text:style-name="P9"><text:span text:style-name="T14">F</text:span><text:span text:style-name="T12">inal assignment consists of:</text:span></text:p>
      <text:p text:style-name="P15">- Paper</text:p>
      <text:p text:style-name="P9"><text:span text:style-name="T12">- </text:span><text:span text:style-name="T17">Functioning software </text:span><text:span text:style-name="T19">(on GitHub)</text:span></text:p>
      <text:p text:style-name="P9"><text:span text:style-name="T17">- </text:span><text:span text:style-name="T18">Tests </text:span><text:span text:style-name="T19">(must link to them </text:span><text:span text:style-name="T20">in the paper)</text:span></text:p>
      <text:p text:style-name="P9"><text:span text:style-name="T18">- </text:span><text:span text:style-name="T21">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15M48S</meta:editing-duration>
    <meta:editing-cycles>825</meta:editing-cycles>
    <meta:generator>LibreOffice/5.1.4.2$Linux_X86_64 LibreOffice_project/10m0$Build-2</meta:generator>
    <dc:date>2016-10-27T21:23:29.812312429</dc:date>
    <meta:document-statistic meta:table-count="0" meta:image-count="0" meta:object-count="0" meta:page-count="7" meta:paragraph-count="98" meta:word-count="1771" meta:character-count="11696" meta:non-whitespace-character-count="10018"/>
    <meta:user-defined meta:name="Info 1"/>
    <meta:user-defined meta:name="Info 2"/>
    <meta:user-defined meta:name="Info 3"/>
    <meta:user-defined meta:name="Info 4"/>
    <meta:user-defined meta:name="ZOTERO_PREF_1" meta:value-type="string">&lt;data data-version="3" zotero-version="4.0.29.15"&gt;&lt;session id="sAzm9iTj"/&gt;&lt;style id="http://www.zotero.org/styles/elsevier-harvard"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gt;&lt;/prefs&gt;&lt;/data&gt;</meta:user-defined>
  </office:meta>
</office:document-meta>
</file>